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</office:font-face-decls>
  <office:automatic-styles>
    <number:number-style style:name="N0">
      <number:number number:min-integer-digits="1"/>
    </number:number-style>
    <number:date-style style:name="N1000">
      <number:year number:style="long"/>
      <number:text>-</number:text>
      <number:month number:style="long"/>
      <number:text>-</number:text>
      <number:day number:style="long"/>
      <number:text><![CDATA[ ]]></number:text>
      <number:hours number:style="long"/>
    </number:date-style>
    <style:style style:name="co1" style:family="table-column">
      <style:table-column-properties style:column-width="23.217mm" fo:break-before="auto"/>
    </style:style>
    <style:style style:name="ro1" style:family="table-row">
      <style:table-row-properties style:row-height="5.292mm" style:use-optimal-row-height="true" fo:break-before="auto"/>
    </style:style>
    <style:style style:name="ta1" style:family="table" style:master-page-name="PageStyle_5f_GPF">
      <style:table-properties table:display="true"/>
    </style:style>
    <style:style style:name="ta2" style:family="table" style:master-page-name="PageStyle_5f_Eólica">
      <style:table-properties table:display="true"/>
    </style:style>
    <style:style style:name="ta3" style:family="table" style:master-page-name="PageStyle_5f_Solar">
      <style:table-properties table:display="true"/>
    </style:style>
    <style:style style:name="ta4" style:family="table" style:master-page-name="PageStyle_5f_Térmica">
      <style:table-properties table:display="true"/>
    </style:style>
    <style:style style:name="ta5" style:family="table" style:master-page-name="PageStyle_5f_Biomasa">
      <style:table-properties table:display="true"/>
    </style:style>
    <style:style style:name="ta6" style:family="table" style:master-page-name="PageStyle_5f_Intercambios.">
      <style:table-properties table:display="true"/>
    </style:style>
    <style:style style:name="ce0" style:family="table-cell" style:parent-style-name="Default"/>
    <style:style style:name="ce1" style:family="table-cell" style:parent-style-name="Default" style:data-style-name="N1000"/>
  </office:automatic-styles>
  <office:body>
    <office:spreadsheet>
      <table:table table:name="GPF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3-09-20 04:30</text:p>
          </table:table-cell>
          <table:table-cell table:number-columns-repeated="11"/>
        </table:table-row>
        <table:table-row table:style-name="ro1">
          <table:table-cell office:value-type="string">
            <text:p>Datos generación e intercambios. Resumen</text:p>
          </table:table-cell>
          <table:table-cell table:number-columns-repeated="11"/>
        </table:table-row>
        <table:table-row table:style-name="ro1">
          <table:table-cell office:value-type="string">
            <text:p>Fecha</text:p>
          </table:table-cell>
          <table:table-cell office:value-type="string">
            <text:p>Salto Grande</text:p>
          </table:table-cell>
          <table:table-cell office:value-type="string">
            <text:p>Bonete</text:p>
          </table:table-cell>
          <table:table-cell office:value-type="string">
            <text:p>Baygorria</text:p>
          </table:table-cell>
          <table:table-cell office:value-type="string">
            <text:p>Palmar</text:p>
          </table:table-cell>
          <table:table-cell office:value-type="string">
            <text:p>Eólica</text:p>
          </table:table-cell>
          <table:table-cell office:value-type="string">
            <text:p>Solar</text:p>
          </table:table-cell>
          <table:table-cell office:value-type="string">
            <text:p>Térmica</text:p>
          </table:table-cell>
          <table:table-cell office:value-type="string">
            <text:p>Biomasa</text:p>
          </table:table-cell>
          <table:table-cell office:value-type="string">
            <text:p>Imp.Arg</text:p>
          </table:table-cell>
          <table:table-cell office:value-type="string">
            <text:p>Imp.Br.Riv</text:p>
          </table:table-cell>
          <table:table-cell office:value-type="string">
            <text:p>Imp.Br.Mel</text:p>
          </table:table-cell>
          <table:table-cell office:value-type="string">
            <text:p>Demanda</text:p>
          </table:table-cell>
        </table:table-row>
        <table:table-row table:style-name="ro1">
          <table:table-cell office:value-type="date" office:date-value="2023-09-20T00:00:00" table:style-name="ce1">
            <text:p>2023-09-20 00</text:p>
          </table:table-cell>
          <table:table-cell office:value-type="float" office:value="88.2265">
            <text:p>88.2265</text:p>
          </table:table-cell>
          <table:table-cell office:value-type="float" office:value="96.63834">
            <text:p>96.638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41.305024">
            <text:p>1041.305024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4.231414">
            <text:p>124.2314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35.919">
            <text:p>1335.919</text:p>
          </table:table-cell>
        </table:table-row>
        <table:table-row table:style-name="ro1">
          <table:table-cell office:value-type="date" office:date-value="2023-09-20T00:10:00" table:style-name="ce1">
            <text:p>2023-09-20 00</text:p>
          </table:table-cell>
          <table:table-cell office:value-type="float" office:value="118.0689">
            <text:p>118.0689</text:p>
          </table:table-cell>
          <table:table-cell office:value-type="float" office:value="96.15257">
            <text:p>96.152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74.421208">
            <text:p>974.4212079999999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1.288622">
            <text:p>121.2886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98.114">
            <text:p>1298.114</text:p>
          </table:table-cell>
        </table:table-row>
        <table:table-row table:style-name="ro1">
          <table:table-cell office:value-type="date" office:date-value="2023-09-20T00:20:00" table:style-name="ce1">
            <text:p>2023-09-20 00</text:p>
          </table:table-cell>
          <table:table-cell office:value-type="float" office:value="94.19698">
            <text:p>94.19698</text:p>
          </table:table-cell>
          <table:table-cell office:value-type="float" office:value="96.53345">
            <text:p>96.533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77.78638">
            <text:p>977.78638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1.400022">
            <text:p>121.400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76.367">
            <text:p>1276.367</text:p>
          </table:table-cell>
        </table:table-row>
        <table:table-row table:style-name="ro1">
          <table:table-cell office:value-type="date" office:date-value="2023-09-20T00:30:00" table:style-name="ce1">
            <text:p>2023-09-20 00</text:p>
          </table:table-cell>
          <table:table-cell office:value-type="float" office:value="105.305">
            <text:p>105.305</text:p>
          </table:table-cell>
          <table:table-cell office:value-type="float" office:value="96.71561">
            <text:p>96.715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2.173746">
            <text:p>952.1737460000001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1.175822">
            <text:p>121.1758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61.219">
            <text:p>1261.219</text:p>
          </table:table-cell>
        </table:table-row>
        <table:table-row table:style-name="ro1">
          <table:table-cell office:value-type="date" office:date-value="2023-09-20T00:40:00" table:style-name="ce1">
            <text:p>2023-09-20 00</text:p>
          </table:table-cell>
          <table:table-cell office:value-type="float" office:value="90.22255">
            <text:p>90.22255</text:p>
          </table:table-cell>
          <table:table-cell office:value-type="float" office:value="96.45065">
            <text:p>96.450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43.505462">
            <text:p>943.5054620000001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1.744512">
            <text:p>121.7445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32.923">
            <text:p>1232.923</text:p>
          </table:table-cell>
        </table:table-row>
        <table:table-row table:style-name="ro1">
          <table:table-cell office:value-type="date" office:date-value="2023-09-20T00:50:00" table:style-name="ce1">
            <text:p>2023-09-20 00</text:p>
          </table:table-cell>
          <table:table-cell office:value-type="float" office:value="73.16814">
            <text:p>73.16813999999999</text:p>
          </table:table-cell>
          <table:table-cell office:value-type="float" office:value="96.59969">
            <text:p>96.599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30.194411">
            <text:p>930.1944109999998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5.179752">
            <text:p>125.1797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13.328">
            <text:p>1213.328</text:p>
          </table:table-cell>
        </table:table-row>
        <table:table-row table:style-name="ro1">
          <table:table-cell office:value-type="date" office:date-value="2023-09-20T01:00:00" table:style-name="ce1">
            <text:p>2023-09-20 01</text:p>
          </table:table-cell>
          <table:table-cell office:value-type="float" office:value="123.6413">
            <text:p>123.6413</text:p>
          </table:table-cell>
          <table:table-cell office:value-type="float" office:value="96.46722">
            <text:p>96.467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2.288921">
            <text:p>852.2889209999999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3.470975">
            <text:p>123.4709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88.913">
            <text:p>1188.913</text:p>
          </table:table-cell>
        </table:table-row>
        <table:table-row table:style-name="ro1">
          <table:table-cell office:value-type="date" office:date-value="2023-09-20T01:10:00" table:style-name="ce1">
            <text:p>2023-09-20 01</text:p>
          </table:table-cell>
          <table:table-cell office:value-type="float" office:value="106.7747">
            <text:p>106.7747</text:p>
          </table:table-cell>
          <table:table-cell office:value-type="float" office:value="91.7421">
            <text:p>91.74209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1.511732">
            <text:p>851.5117319999999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2.007723">
            <text:p>122.0077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60.122">
            <text:p>1160.122</text:p>
          </table:table-cell>
        </table:table-row>
        <table:table-row table:style-name="ro1">
          <table:table-cell office:value-type="date" office:date-value="2023-09-20T01:20:00" table:style-name="ce1">
            <text:p>2023-09-20 01</text:p>
          </table:table-cell>
          <table:table-cell office:value-type="float" office:value="88.55606">
            <text:p>88.55606</text:p>
          </table:table-cell>
          <table:table-cell office:value-type="float" office:value="95.56745">
            <text:p>95.56744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27.295525">
            <text:p>827.2955250000002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4.240144">
            <text:p>124.2401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24.831">
            <text:p>1124.831</text:p>
          </table:table-cell>
        </table:table-row>
        <table:table-row table:style-name="ro1">
          <table:table-cell office:value-type="date" office:date-value="2023-09-20T01:30:00" table:style-name="ce1">
            <text:p>2023-09-20 01</text:p>
          </table:table-cell>
          <table:table-cell office:value-type="float" office:value="104.6505">
            <text:p>104.6505</text:p>
          </table:table-cell>
          <table:table-cell office:value-type="float" office:value="96.08081">
            <text:p>96.080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6.007757">
            <text:p>796.0077570000001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1.969084">
            <text:p>121.9690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03.834">
            <text:p>1103.834</text:p>
          </table:table-cell>
        </table:table-row>
        <table:table-row table:style-name="ro1">
          <table:table-cell office:value-type="date" office:date-value="2023-09-20T01:40:00" table:style-name="ce1">
            <text:p>2023-09-20 01</text:p>
          </table:table-cell>
          <table:table-cell office:value-type="float" office:value="102.0652">
            <text:p>102.0652</text:p>
          </table:table-cell>
          <table:table-cell office:value-type="float" office:value="96.54449">
            <text:p>96.544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7.157162">
            <text:p>777.1571619999999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6.567084">
            <text:p>126.5670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8.289">
            <text:p>1088.289</text:p>
          </table:table-cell>
        </table:table-row>
        <table:table-row table:style-name="ro1">
          <table:table-cell office:value-type="date" office:date-value="2023-09-20T01:50:00" table:style-name="ce1">
            <text:p>2023-09-20 01</text:p>
          </table:table-cell>
          <table:table-cell office:value-type="float" office:value="102.2182">
            <text:p>102.2182</text:p>
          </table:table-cell>
          <table:table-cell office:value-type="float" office:value="97.03025">
            <text:p>97.030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55.730008">
            <text:p>755.730008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4.132084">
            <text:p>124.1320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70.184">
            <text:p>1070.184</text:p>
          </table:table-cell>
        </table:table-row>
        <table:table-row table:style-name="ro1">
          <table:table-cell office:value-type="date" office:date-value="2023-09-20T02:00:00" table:style-name="ce1">
            <text:p>2023-09-20 02</text:p>
          </table:table-cell>
          <table:table-cell office:value-type="float" office:value="113.6528">
            <text:p>113.6528</text:p>
          </table:table-cell>
          <table:table-cell office:value-type="float" office:value="97.03577">
            <text:p>97.035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1.028264">
            <text:p>761.0282640000002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0.240084">
            <text:p>120.2400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73.301">
            <text:p>1073.301</text:p>
          </table:table-cell>
        </table:table-row>
        <table:table-row table:style-name="ro1">
          <table:table-cell office:value-type="date" office:date-value="2023-09-20T02:10:00" table:style-name="ce1">
            <text:p>2023-09-20 02</text:p>
          </table:table-cell>
          <table:table-cell office:value-type="float" office:value="84.96632">
            <text:p>84.96632</text:p>
          </table:table-cell>
          <table:table-cell office:value-type="float" office:value="96.1581">
            <text:p>96.1581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6.235573">
            <text:p>766.235573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7.512329">
            <text:p>127.5123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58.437">
            <text:p>1058.437</text:p>
          </table:table-cell>
        </table:table-row>
        <table:table-row table:style-name="ro1">
          <table:table-cell office:value-type="date" office:date-value="2023-09-20T02:20:00" table:style-name="ce1">
            <text:p>2023-09-20 02</text:p>
          </table:table-cell>
          <table:table-cell office:value-type="float" office:value="78.43836">
            <text:p>78.43836</text:p>
          </table:table-cell>
          <table:table-cell office:value-type="float" office:value="96.58865">
            <text:p>96.588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2.89098">
            <text:p>762.8909799999999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4.984665">
            <text:p>124.9846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47.98">
            <text:p>1047.98</text:p>
          </table:table-cell>
        </table:table-row>
        <table:table-row table:style-name="ro1">
          <table:table-cell office:value-type="date" office:date-value="2023-09-20T02:30:00" table:style-name="ce1">
            <text:p>2023-09-20 02</text:p>
          </table:table-cell>
          <table:table-cell office:value-type="float" office:value="91.41698">
            <text:p>91.41698</text:p>
          </table:table-cell>
          <table:table-cell office:value-type="float" office:value="95.84897">
            <text:p>95.84896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2.468976">
            <text:p>742.4689760000001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125.027849">
            <text:p>125.0278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39.215">
            <text:p>1039.215</text:p>
          </table:table-cell>
        </table:table-row>
      </table:table>
      <table:table table:name="Eólica" table:style-name="ta2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3-09-20 04:30</text:p>
          </table:table-cell>
          <table:table-cell table:number-columns-repeated="39"/>
        </table:table-row>
        <table:table-row table:style-name="ro1">
          <table:table-cell office:value-type="string">
            <text:p>Datos Generación Eólica</text:p>
          </table:table-cell>
          <table:table-cell table:number-columns-repeated="39"/>
        </table:table-row>
        <table:table-row table:style-name="ro1">
          <table:table-cell office:value-type="string">
            <text:p>Fecha</text:p>
          </table:table-cell>
          <table:table-cell office:value-type="string">
            <text:p>CARACOLES 1 del PARQUE EÓLICO ING. EMANUELE CAMBILARGIU</text:p>
          </table:table-cell>
          <table:table-cell office:value-type="string">
            <text:p>NUEVO MANANTIAL CENTRAL 2</text:p>
          </table:table-cell>
          <table:table-cell office:value-type="string">
            <text:p>NUEVO MANANTIAL CENTRAL 1</text:p>
          </table:table-cell>
          <table:table-cell office:value-type="string">
            <text:p>MELOWIND</text:p>
          </table:table-cell>
          <table:table-cell office:value-type="string">
            <text:p>CARAPÉ I</text:p>
          </table:table-cell>
          <table:table-cell office:value-type="string">
            <text:p>CARAPÉ II</text:p>
          </table:table-cell>
          <table:table-cell office:value-type="string">
            <text:p>ROSARIO</text:p>
          </table:table-cell>
          <table:table-cell office:value-type="string">
            <text:p>PERALTA 1 GCEE</text:p>
          </table:table-cell>
          <table:table-cell office:value-type="string">
            <text:p>PERALTA 2 GCEE</text:p>
          </table:table-cell>
          <table:table-cell office:value-type="string">
            <text:p>TALAS DEL MACIEL I</text:p>
          </table:table-cell>
          <table:table-cell office:value-type="string">
            <text:p>TALAS DEL MACIEL II</text:p>
          </table:table-cell>
          <table:table-cell office:value-type="string">
            <text:p>CARACOLES 1 del PARQUE EÓLICO ING. EMANUELE CAMBILARGIU</text:p>
          </table:table-cell>
          <table:table-cell office:value-type="string">
            <text:p>LUZ DE MAR</text:p>
          </table:table-cell>
          <table:table-cell office:value-type="string">
            <text:p>LUZ DE RÍO</text:p>
          </table:table-cell>
          <table:table-cell office:value-type="string">
            <text:p>LUZ DE LOMA</text:p>
          </table:table-cell>
          <table:table-cell office:value-type="string">
            <text:p>LIBERTAD</text:p>
          </table:table-cell>
          <table:table-cell office:value-type="string">
            <text:p>MAGDALENA</text:p>
          </table:table-cell>
          <table:table-cell office:value-type="string">
            <text:p>MALDONADO</text:p>
          </table:table-cell>
          <table:table-cell office:value-type="string">
            <text:p>ENGRAW</text:p>
          </table:table-cell>
          <table:table-cell office:value-type="string">
            <text:p>MINAS I</text:p>
          </table:table-cell>
          <table:table-cell office:value-type="string">
            <text:p>FLORIDA I</text:p>
          </table:table-cell>
          <table:table-cell office:value-type="string">
            <text:p>JUAN PABLO TERRA</text:p>
          </table:table-cell>
          <table:table-cell office:value-type="string">
            <text:p>Artilleros</text:p>
          </table:table-cell>
          <table:table-cell office:value-type="string">
            <text:p>VALENTINES</text:p>
          </table:table-cell>
          <table:table-cell office:value-type="string">
            <text:p>Cuchilla de Peralta</text:p>
          </table:table-cell>
          <table:table-cell office:value-type="string">
            <text:p>Ventus I</text:p>
          </table:table-cell>
          <table:table-cell office:value-type="string">
            <text:p>Julieta</text:p>
          </table:table-cell>
          <table:table-cell office:value-type="string">
            <text:p>MALDONADO II</text:p>
          </table:table-cell>
          <table:table-cell office:value-type="string">
            <text:p>MARÍA LUZ</text:p>
          </table:table-cell>
          <table:table-cell office:value-type="string">
            <text:p>FLORIDA II</text:p>
          </table:table-cell>
          <table:table-cell office:value-type="string">
            <text:p>PAMPA</text:p>
          </table:table-cell>
          <table:table-cell office:value-type="string">
            <text:p>PALOMAS</text:p>
          </table:table-cell>
          <table:table-cell office:value-type="string">
            <text:p>EÓLICO KIYÚ</text:p>
          </table:table-cell>
          <table:table-cell office:value-type="string">
            <text:p>SANTA FE</text:p>
          </table:table-cell>
          <table:table-cell office:value-type="string">
            <text:p>ARIAS</text:p>
          </table:table-cell>
          <table:table-cell office:value-type="string">
            <text:p>P. E. Solís de Mataojo</text:p>
          </table:table-cell>
          <table:table-cell office:value-type="string">
            <text:p>P. E. 18 de Julio</text:p>
          </table:table-cell>
          <table:table-cell office:value-type="string">
            <text:p>P. E. Villa Rodríguez</text:p>
          </table:table-cell>
          <table:table-cell office:value-type="string">
            <text:p>P. E. Nuevo Pastorale I</text:p>
          </table:table-cell>
          <table:table-cell office:value-type="string">
            <text:p>CERRO GRANDE</text:p>
          </table:table-cell>
        </table:table-row>
        <table:table-row table:style-name="ro1">
          <table:table-cell office:value-type="date" office:date-value="2023-09-20T00:00:00" table:style-name="ce1">
            <text:p>2023-09-20 00</text:p>
          </table:table-cell>
          <table:table-cell office:value-type="float" office:value="13.792">
            <text:p>13.792</text:p>
          </table:table-cell>
          <table:table-cell office:value-type="float" office:value="0">
            <text:p>0</text:p>
          </table:table-cell>
          <table:table-cell office:value-type="float" office:value="2.192">
            <text:p>2.192</text:p>
          </table:table-cell>
          <table:table-cell office:value-type="float" office:value="46.98383">
            <text:p>46.98383</text:p>
          </table:table-cell>
          <table:table-cell office:value-type="float" office:value="47.31">
            <text:p>47.31</text:p>
          </table:table-cell>
          <table:table-cell office:value-type="float" office:value="37.848">
            <text:p>37.848</text:p>
          </table:table-cell>
          <table:table-cell office:value-type="float" office:value="2.934">
            <text:p>2.934</text:p>
          </table:table-cell>
          <table:table-cell office:value-type="float" office:value="34.776">
            <text:p>34.776</text:p>
          </table:table-cell>
          <table:table-cell office:value-type="float" office:value="37.1385">
            <text:p>37.1385</text:p>
          </table:table-cell>
          <table:table-cell office:value-type="float" office:value="32.052">
            <text:p>32.052</text:p>
          </table:table-cell>
          <table:table-cell office:value-type="float" office:value="42.48">
            <text:p>42.48</text:p>
          </table:table-cell>
          <table:table-cell office:value-type="float" office:value="13.792">
            <text:p>13.792</text:p>
          </table:table-cell>
          <table:table-cell office:value-type="float" office:value="10.8">
            <text:p>10.8</text:p>
          </table:table-cell>
          <table:table-cell office:value-type="float" office:value="39.7">
            <text:p>39.7</text:p>
          </table:table-cell>
          <table:table-cell office:value-type="float" office:value="12.7">
            <text:p>12.7</text:p>
          </table:table-cell>
          <table:table-cell office:value-type="float" office:value="1.974">
            <text:p>1.974</text:p>
          </table:table-cell>
          <table:table-cell office:value-type="float" office:value="4.904">
            <text:p>4.904</text:p>
          </table:table-cell>
          <table:table-cell office:value-type="float" office:value="30.068">
            <text:p>30.068</text:p>
          </table:table-cell>
          <table:table-cell office:value-type="float" office:value="2.846247">
            <text:p>2.846247</text:p>
          </table:table-cell>
          <table:table-cell office:value-type="float" office:value="39.33">
            <text:p>39.33</text:p>
          </table:table-cell>
          <table:table-cell office:value-type="float" office:value="27.756">
            <text:p>27.756</text:p>
          </table:table-cell>
          <table:table-cell office:value-type="float" office:value="42.61544">
            <text:p>42.61544</text:p>
          </table:table-cell>
          <table:table-cell office:value-type="float" office:value="23.196">
            <text:p>23.196</text:p>
          </table:table-cell>
          <table:table-cell office:value-type="float" office:value="68.406">
            <text:p>68.40600000000001</text:p>
          </table:table-cell>
          <table:table-cell office:value-type="float" office:value="34.752">
            <text:p>34.752</text:p>
          </table:table-cell>
          <table:table-cell office:value-type="float" office:value="2.616">
            <text:p>2.616</text:p>
          </table:table-cell>
          <table:table-cell office:value-type="float" office:value="3.561">
            <text:p>3.561</text:p>
          </table:table-cell>
          <table:table-cell office:value-type="float" office:value="45.99045">
            <text:p>45.99045</text:p>
          </table:table-cell>
          <table:table-cell office:value-type="float" office:value="2.311">
            <text:p>2.311</text:p>
          </table:table-cell>
          <table:table-cell office:value-type="float" office:value="25.22829">
            <text:p>25.22829</text:p>
          </table:table-cell>
          <table:table-cell office:value-type="float" office:value="111.816">
            <text:p>111.816</text:p>
          </table:table-cell>
          <table:table-cell office:value-type="float" office:value="32.97168">
            <text:p>32.97168</text:p>
          </table:table-cell>
          <table:table-cell office:value-type="float" office:value="37.854">
            <text:p>37.854</text:p>
          </table:table-cell>
          <table:table-cell office:value-type="float" office:value="0">
            <text:p>0</text:p>
          </table:table-cell>
          <table:table-cell office:value-type="float" office:value="43.21">
            <text:p>43.21</text:p>
          </table:table-cell>
          <table:table-cell office:value-type="float" office:value="1.913">
            <text:p>1.913</text:p>
          </table:table-cell>
          <table:table-cell office:value-type="float" office:value="3.81">
            <text:p>3.81</text:p>
          </table:table-cell>
          <table:table-cell office:value-type="float" office:value="2.213">
            <text:p>2.213</text:p>
          </table:table-cell>
          <table:table-cell office:value-type="float" office:value="28.79">
            <text:p>28.79</text:p>
          </table:table-cell>
          <table:table-cell office:value-type="float" office:value="48.674587">
            <text:p>48.674587</text:p>
          </table:table-cell>
        </table:table-row>
        <table:table-row table:style-name="ro1">
          <table:table-cell office:value-type="date" office:date-value="2023-09-20T00:10:00" table:style-name="ce1">
            <text:p>2023-09-20 00</text:p>
          </table:table-cell>
          <table:table-cell office:value-type="float" office:value="12.762">
            <text:p>12.762</text:p>
          </table:table-cell>
          <table:table-cell office:value-type="float" office:value="0">
            <text:p>0</text:p>
          </table:table-cell>
          <table:table-cell office:value-type="float" office:value="2.192">
            <text:p>2.192</text:p>
          </table:table-cell>
          <table:table-cell office:value-type="float" office:value="46.43399">
            <text:p>46.43399</text:p>
          </table:table-cell>
          <table:table-cell office:value-type="float" office:value="47.436">
            <text:p>47.436</text:p>
          </table:table-cell>
          <table:table-cell office:value-type="float" office:value="36.846">
            <text:p>36.846</text:p>
          </table:table-cell>
          <table:table-cell office:value-type="float" office:value="2.943">
            <text:p>2.943</text:p>
          </table:table-cell>
          <table:table-cell office:value-type="float" office:value="33.3585">
            <text:p>33.3585</text:p>
          </table:table-cell>
          <table:table-cell office:value-type="float" office:value="30.66525">
            <text:p>30.66525</text:p>
          </table:table-cell>
          <table:table-cell office:value-type="float" office:value="35.772">
            <text:p>35.772</text:p>
          </table:table-cell>
          <table:table-cell office:value-type="float" office:value="38.148">
            <text:p>38.148</text:p>
          </table:table-cell>
          <table:table-cell office:value-type="float" office:value="12.762">
            <text:p>12.762</text:p>
          </table:table-cell>
          <table:table-cell office:value-type="float" office:value="11">
            <text:p>11</text:p>
          </table:table-cell>
          <table:table-cell office:value-type="float" office:value="35.7">
            <text:p>35.7</text:p>
          </table:table-cell>
          <table:table-cell office:value-type="float" office:value="13.8">
            <text:p>13.8</text:p>
          </table:table-cell>
          <table:table-cell office:value-type="float" office:value="1.974">
            <text:p>1.974</text:p>
          </table:table-cell>
          <table:table-cell office:value-type="float" office:value="5.432">
            <text:p>5.432</text:p>
          </table:table-cell>
          <table:table-cell office:value-type="float" office:value="32.901">
            <text:p>32.901</text:p>
          </table:table-cell>
          <table:table-cell office:value-type="float" office:value="2.606994">
            <text:p>2.606994</text:p>
          </table:table-cell>
          <table:table-cell office:value-type="float" office:value="41.202">
            <text:p>41.202</text:p>
          </table:table-cell>
          <table:table-cell office:value-type="float" office:value="24.264">
            <text:p>24.264</text:p>
          </table:table-cell>
          <table:table-cell office:value-type="float" office:value="41.24577">
            <text:p>41.24577</text:p>
          </table:table-cell>
          <table:table-cell office:value-type="float" office:value="25.332">
            <text:p>25.332</text:p>
          </table:table-cell>
          <table:table-cell office:value-type="float" office:value="68.412">
            <text:p>68.41200000000001</text:p>
          </table:table-cell>
          <table:table-cell office:value-type="float" office:value="29.424">
            <text:p>29.424</text:p>
          </table:table-cell>
          <table:table-cell office:value-type="float" office:value="2.064">
            <text:p>2.064</text:p>
          </table:table-cell>
          <table:table-cell office:value-type="float" office:value="3.56">
            <text:p>3.56</text:p>
          </table:table-cell>
          <table:table-cell office:value-type="float" office:value="47.71889">
            <text:p>47.71889</text:p>
          </table:table-cell>
          <table:table-cell office:value-type="float" office:value="2.004">
            <text:p>2.004</text:p>
          </table:table-cell>
          <table:table-cell office:value-type="float" office:value="23.24787">
            <text:p>23.24787</text:p>
          </table:table-cell>
          <table:table-cell office:value-type="float" office:value="106.956">
            <text:p>106.956</text:p>
          </table:table-cell>
          <table:table-cell office:value-type="float" office:value="31.77216">
            <text:p>31.77216</text:p>
          </table:table-cell>
          <table:table-cell office:value-type="float" office:value="37.944">
            <text:p>37.944</text:p>
          </table:table-cell>
          <table:table-cell office:value-type="float" office:value="0">
            <text:p>0</text:p>
          </table:table-cell>
          <table:table-cell office:value-type="float" office:value="42.18">
            <text:p>42.18</text:p>
          </table:table-cell>
          <table:table-cell office:value-type="float" office:value="1.418">
            <text:p>1.418</text:p>
          </table:table-cell>
          <table:table-cell office:value-type="float" office:value="1.78">
            <text:p>1.78</text:p>
          </table:table-cell>
          <table:table-cell office:value-type="float" office:value="2.005">
            <text:p>2.005</text:p>
          </table:table-cell>
          <table:table-cell office:value-type="float" office:value="29.13">
            <text:p>29.13</text:p>
          </table:table-cell>
          <table:table-cell office:value-type="float" office:value="10.028784">
            <text:p>10.028784</text:p>
          </table:table-cell>
        </table:table-row>
        <table:table-row table:style-name="ro1">
          <table:table-cell office:value-type="date" office:date-value="2023-09-20T00:20:00" table:style-name="ce1">
            <text:p>2023-09-20 00</text:p>
          </table:table-cell>
          <table:table-cell office:value-type="float" office:value="12.799">
            <text:p>12.799</text:p>
          </table:table-cell>
          <table:table-cell office:value-type="float" office:value="0">
            <text:p>0</text:p>
          </table:table-cell>
          <table:table-cell office:value-type="float" office:value="1.822652">
            <text:p>1.822652</text:p>
          </table:table-cell>
          <table:table-cell office:value-type="float" office:value="47.00445">
            <text:p>47.00445</text:p>
          </table:table-cell>
          <table:table-cell office:value-type="float" office:value="49.284">
            <text:p>49.284</text:p>
          </table:table-cell>
          <table:table-cell office:value-type="float" office:value="37.722">
            <text:p>37.722</text:p>
          </table:table-cell>
          <table:table-cell office:value-type="float" office:value="2.404">
            <text:p>2.404</text:p>
          </table:table-cell>
          <table:table-cell office:value-type="float" office:value="31.563">
            <text:p>31.563</text:p>
          </table:table-cell>
          <table:table-cell office:value-type="float" office:value="25.37325">
            <text:p>25.37325</text:p>
          </table:table-cell>
          <table:table-cell office:value-type="float" office:value="36.144">
            <text:p>36.144</text:p>
          </table:table-cell>
          <table:table-cell office:value-type="float" office:value="39.144">
            <text:p>39.144</text:p>
          </table:table-cell>
          <table:table-cell office:value-type="float" office:value="12.799">
            <text:p>12.799</text:p>
          </table:table-cell>
          <table:table-cell office:value-type="float" office:value="12.2">
            <text:p>12.2</text:p>
          </table:table-cell>
          <table:table-cell office:value-type="float" office:value="37.7">
            <text:p>37.7</text:p>
          </table:table-cell>
          <table:table-cell office:value-type="float" office:value="13">
            <text:p>13</text:p>
          </table:table-cell>
          <table:table-cell office:value-type="float" office:value="1.974">
            <text:p>1.974</text:p>
          </table:table-cell>
          <table:table-cell office:value-type="float" office:value="5.54">
            <text:p>5.54</text:p>
          </table:table-cell>
          <table:table-cell office:value-type="float" office:value="39.072">
            <text:p>39.072</text:p>
          </table:table-cell>
          <table:table-cell office:value-type="float" office:value="2.586904">
            <text:p>2.586904</text:p>
          </table:table-cell>
          <table:table-cell office:value-type="float" office:value="41.718">
            <text:p>41.718</text:p>
          </table:table-cell>
          <table:table-cell office:value-type="float" office:value="24.672">
            <text:p>24.672</text:p>
          </table:table-cell>
          <table:table-cell office:value-type="float" office:value="42.55318">
            <text:p>42.55318</text:p>
          </table:table-cell>
          <table:table-cell office:value-type="float" office:value="23.076">
            <text:p>23.076</text:p>
          </table:table-cell>
          <table:table-cell office:value-type="float" office:value="68.412">
            <text:p>68.41200000000001</text:p>
          </table:table-cell>
          <table:table-cell office:value-type="float" office:value="27.546">
            <text:p>27.546</text:p>
          </table:table-cell>
          <table:table-cell office:value-type="float" office:value="2.064">
            <text:p>2.064</text:p>
          </table:table-cell>
          <table:table-cell office:value-type="float" office:value="3.56">
            <text:p>3.56</text:p>
          </table:table-cell>
          <table:table-cell office:value-type="float" office:value="45.18169">
            <text:p>45.18169</text:p>
          </table:table-cell>
          <table:table-cell office:value-type="float" office:value="2.004">
            <text:p>2.004</text:p>
          </table:table-cell>
          <table:table-cell office:value-type="float" office:value="21.58387">
            <text:p>21.58387</text:p>
          </table:table-cell>
          <table:table-cell office:value-type="float" office:value="106.86">
            <text:p>106.86</text:p>
          </table:table-cell>
          <table:table-cell office:value-type="float" office:value="31.7016">
            <text:p>31.7016</text:p>
          </table:table-cell>
          <table:table-cell office:value-type="float" office:value="36.252">
            <text:p>36.252</text:p>
          </table:table-cell>
          <table:table-cell office:value-type="float" office:value="0">
            <text:p>0</text:p>
          </table:table-cell>
          <table:table-cell office:value-type="float" office:value="48.41">
            <text:p>48.41</text:p>
          </table:table-cell>
          <table:table-cell office:value-type="float" office:value="2.106">
            <text:p>2.106</text:p>
          </table:table-cell>
          <table:table-cell office:value-type="float" office:value="1.78">
            <text:p>1.78</text:p>
          </table:table-cell>
          <table:table-cell office:value-type="float" office:value="2.005">
            <text:p>2.005</text:p>
          </table:table-cell>
          <table:table-cell office:value-type="float" office:value="28.14">
            <text:p>28.14</text:p>
          </table:table-cell>
          <table:table-cell office:value-type="float" office:value="10.028784">
            <text:p>10.028784</text:p>
          </table:table-cell>
        </table:table-row>
        <table:table-row table:style-name="ro1">
          <table:table-cell office:value-type="date" office:date-value="2023-09-20T00:30:00" table:style-name="ce1">
            <text:p>2023-09-20 00</text:p>
          </table:table-cell>
          <table:table-cell office:value-type="float" office:value="13.812">
            <text:p>13.812</text:p>
          </table:table-cell>
          <table:table-cell office:value-type="float" office:value="0">
            <text:p>0</text:p>
          </table:table-cell>
          <table:table-cell office:value-type="float" office:value="1.822652">
            <text:p>1.822652</text:p>
          </table:table-cell>
          <table:table-cell office:value-type="float" office:value="46.97696">
            <text:p>46.97696</text:p>
          </table:table-cell>
          <table:table-cell office:value-type="float" office:value="49.62">
            <text:p>49.62</text:p>
          </table:table-cell>
          <table:table-cell office:value-type="float" office:value="38.31">
            <text:p>38.31</text:p>
          </table:table-cell>
          <table:table-cell office:value-type="float" office:value="1.863">
            <text:p>1.863</text:p>
          </table:table-cell>
          <table:table-cell office:value-type="float" office:value="23.247">
            <text:p>23.247</text:p>
          </table:table-cell>
          <table:table-cell office:value-type="float" office:value="25.6095">
            <text:p>25.6095</text:p>
          </table:table-cell>
          <table:table-cell office:value-type="float" office:value="36.516">
            <text:p>36.516</text:p>
          </table:table-cell>
          <table:table-cell office:value-type="float" office:value="40.14">
            <text:p>40.14</text:p>
          </table:table-cell>
          <table:table-cell office:value-type="float" office:value="13.812">
            <text:p>13.812</text:p>
          </table:table-cell>
          <table:table-cell office:value-type="float" office:value="12.7">
            <text:p>12.7</text:p>
          </table:table-cell>
          <table:table-cell office:value-type="float" office:value="40.1">
            <text:p>40.1</text:p>
          </table:table-cell>
          <table:table-cell office:value-type="float" office:value="14.8">
            <text:p>14.8</text:p>
          </table:table-cell>
          <table:table-cell office:value-type="float" office:value="1.985">
            <text:p>1.985</text:p>
          </table:table-cell>
          <table:table-cell office:value-type="float" office:value="4.935">
            <text:p>4.935</text:p>
          </table:table-cell>
          <table:table-cell office:value-type="float" office:value="36.11">
            <text:p>36.11</text:p>
          </table:table-cell>
          <table:table-cell office:value-type="float" office:value="1.75591">
            <text:p>1.75591</text:p>
          </table:table-cell>
          <table:table-cell office:value-type="float" office:value="42.006">
            <text:p>42.006</text:p>
          </table:table-cell>
          <table:table-cell office:value-type="float" office:value="25.674">
            <text:p>25.674</text:p>
          </table:table-cell>
          <table:table-cell office:value-type="float" office:value="41.99286">
            <text:p>41.99286</text:p>
          </table:table-cell>
          <table:table-cell office:value-type="float" office:value="24.072">
            <text:p>24.072</text:p>
          </table:table-cell>
          <table:table-cell office:value-type="float" office:value="68.37">
            <text:p>68.37000000000001</text:p>
          </table:table-cell>
          <table:table-cell office:value-type="float" office:value="28.296">
            <text:p>28.296</text:p>
          </table:table-cell>
          <table:table-cell office:value-type="float" office:value="2.064">
            <text:p>2.064</text:p>
          </table:table-cell>
          <table:table-cell office:value-type="float" office:value="3.567">
            <text:p>3.567</text:p>
          </table:table-cell>
          <table:table-cell office:value-type="float" office:value="46.18376">
            <text:p>46.18376</text:p>
          </table:table-cell>
          <table:table-cell office:value-type="float" office:value="1.999">
            <text:p>1.999</text:p>
          </table:table-cell>
          <table:table-cell office:value-type="float" office:value="22.99904">
            <text:p>22.99904</text:p>
          </table:table-cell>
          <table:table-cell office:value-type="float" office:value="104.64">
            <text:p>104.64</text:p>
          </table:table-cell>
          <table:table-cell office:value-type="float" office:value="31.91328">
            <text:p>31.91328</text:p>
          </table:table-cell>
          <table:table-cell office:value-type="float" office:value="31.086">
            <text:p>31.086</text:p>
          </table:table-cell>
          <table:table-cell office:value-type="float" office:value="0">
            <text:p>0</text:p>
          </table:table-cell>
          <table:table-cell office:value-type="float" office:value="30.11">
            <text:p>30.11</text:p>
          </table:table-cell>
          <table:table-cell office:value-type="float" office:value="2.104">
            <text:p>2.104</text:p>
          </table:table-cell>
          <table:table-cell office:value-type="float" office:value="1.78">
            <text:p>1.78</text:p>
          </table:table-cell>
          <table:table-cell office:value-type="float" office:value="2.013">
            <text:p>2.013</text:p>
          </table:table-cell>
          <table:table-cell office:value-type="float" office:value="27.16">
            <text:p>27.16</text:p>
          </table:table-cell>
          <table:table-cell office:value-type="float" office:value="10.028784">
            <text:p>10.028784</text:p>
          </table:table-cell>
        </table:table-row>
        <table:table-row table:style-name="ro1">
          <table:table-cell office:value-type="date" office:date-value="2023-09-20T00:40:00" table:style-name="ce1">
            <text:p>2023-09-20 00</text:p>
          </table:table-cell>
          <table:table-cell office:value-type="float" office:value="14.788">
            <text:p>14.788</text:p>
          </table:table-cell>
          <table:table-cell office:value-type="float" office:value="0">
            <text:p>0</text:p>
          </table:table-cell>
          <table:table-cell office:value-type="float" office:value="1.581773">
            <text:p>1.581773</text:p>
          </table:table-cell>
          <table:table-cell office:value-type="float" office:value="46.97696">
            <text:p>46.97696</text:p>
          </table:table-cell>
          <table:table-cell office:value-type="float" office:value="48.498">
            <text:p>48.498</text:p>
          </table:table-cell>
          <table:table-cell office:value-type="float" office:value="37.668">
            <text:p>37.668</text:p>
          </table:table-cell>
          <table:table-cell office:value-type="float" office:value="1.863">
            <text:p>1.863</text:p>
          </table:table-cell>
          <table:table-cell office:value-type="float" office:value="25.6095">
            <text:p>25.6095</text:p>
          </table:table-cell>
          <table:table-cell office:value-type="float" office:value="31.70475">
            <text:p>31.70475</text:p>
          </table:table-cell>
          <table:table-cell office:value-type="float" office:value="41.22">
            <text:p>41.22</text:p>
          </table:table-cell>
          <table:table-cell office:value-type="float" office:value="29.052">
            <text:p>29.052</text:p>
          </table:table-cell>
          <table:table-cell office:value-type="float" office:value="14.788">
            <text:p>14.788</text:p>
          </table:table-cell>
          <table:table-cell office:value-type="float" office:value="14.6">
            <text:p>14.6</text:p>
          </table:table-cell>
          <table:table-cell office:value-type="float" office:value="39.8">
            <text:p>39.8</text:p>
          </table:table-cell>
          <table:table-cell office:value-type="float" office:value="16">
            <text:p>16</text:p>
          </table:table-cell>
          <table:table-cell office:value-type="float" office:value="1.993">
            <text:p>1.993</text:p>
          </table:table-cell>
          <table:table-cell office:value-type="float" office:value="5.612">
            <text:p>5.612</text:p>
          </table:table-cell>
          <table:table-cell office:value-type="float" office:value="39.349">
            <text:p>39.349</text:p>
          </table:table-cell>
          <table:table-cell office:value-type="float" office:value="1.923935">
            <text:p>1.923935</text:p>
          </table:table-cell>
          <table:table-cell office:value-type="float" office:value="41.688">
            <text:p>41.688</text:p>
          </table:table-cell>
          <table:table-cell office:value-type="float" office:value="22.656">
            <text:p>22.656</text:p>
          </table:table-cell>
          <table:table-cell office:value-type="float" office:value="41.8891">
            <text:p>41.8891</text:p>
          </table:table-cell>
          <table:table-cell office:value-type="float" office:value="23.676">
            <text:p>23.676</text:p>
          </table:table-cell>
          <table:table-cell office:value-type="float" office:value="68.37">
            <text:p>68.37000000000001</text:p>
          </table:table-cell>
          <table:table-cell office:value-type="float" office:value="33.726">
            <text:p>33.726</text:p>
          </table:table-cell>
          <table:table-cell office:value-type="float" office:value="2.064">
            <text:p>2.064</text:p>
          </table:table-cell>
          <table:table-cell office:value-type="float" office:value="3.567">
            <text:p>3.567</text:p>
          </table:table-cell>
          <table:table-cell office:value-type="float" office:value="48.36202">
            <text:p>48.36202</text:p>
          </table:table-cell>
          <table:table-cell office:value-type="float" office:value="1.999">
            <text:p>1.999</text:p>
          </table:table-cell>
          <table:table-cell office:value-type="float" office:value="21.04832">
            <text:p>21.04832</text:p>
          </table:table-cell>
          <table:table-cell office:value-type="float" office:value="103.344">
            <text:p>103.344</text:p>
          </table:table-cell>
          <table:table-cell office:value-type="float" office:value="33.05232">
            <text:p>33.05232</text:p>
          </table:table-cell>
          <table:table-cell office:value-type="float" office:value="29.466">
            <text:p>29.466</text:p>
          </table:table-cell>
          <table:table-cell office:value-type="float" office:value="0">
            <text:p>0</text:p>
          </table:table-cell>
          <table:table-cell office:value-type="float" office:value="14.06">
            <text:p>14.06</text:p>
          </table:table-cell>
          <table:table-cell office:value-type="float" office:value="1.358">
            <text:p>1.358</text:p>
          </table:table-cell>
          <table:table-cell office:value-type="float" office:value="1.78">
            <text:p>1.78</text:p>
          </table:table-cell>
          <table:table-cell office:value-type="float" office:value="2.013">
            <text:p>2.013</text:p>
          </table:table-cell>
          <table:table-cell office:value-type="float" office:value="26.33">
            <text:p>26.33</text:p>
          </table:table-cell>
          <table:table-cell office:value-type="float" office:value="10.028784">
            <text:p>10.028784</text:p>
          </table:table-cell>
        </table:table-row>
        <table:table-row table:style-name="ro1">
          <table:table-cell office:value-type="date" office:date-value="2023-09-20T00:50:00" table:style-name="ce1">
            <text:p>2023-09-20 00</text:p>
          </table:table-cell>
          <table:table-cell office:value-type="float" office:value="15.119">
            <text:p>15.119</text:p>
          </table:table-cell>
          <table:table-cell office:value-type="float" office:value="0">
            <text:p>0</text:p>
          </table:table-cell>
          <table:table-cell office:value-type="float" office:value="2.103678">
            <text:p>2.103678</text:p>
          </table:table-cell>
          <table:table-cell office:value-type="float" office:value="46.97696">
            <text:p>46.97696</text:p>
          </table:table-cell>
          <table:table-cell office:value-type="float" office:value="49.896">
            <text:p>49.896</text:p>
          </table:table-cell>
          <table:table-cell office:value-type="float" office:value="38.298">
            <text:p>38.298</text:p>
          </table:table-cell>
          <table:table-cell office:value-type="float" office:value="1.308">
            <text:p>1.308</text:p>
          </table:table-cell>
          <table:table-cell office:value-type="float" office:value="24.99525">
            <text:p>24.99525</text:p>
          </table:table-cell>
          <table:table-cell office:value-type="float" office:value="33.40575">
            <text:p>33.40575</text:p>
          </table:table-cell>
          <table:table-cell office:value-type="float" office:value="42.3">
            <text:p>42.3</text:p>
          </table:table-cell>
          <table:table-cell office:value-type="float" office:value="9.936">
            <text:p>9.936</text:p>
          </table:table-cell>
          <table:table-cell office:value-type="float" office:value="15.119">
            <text:p>15.119</text:p>
          </table:table-cell>
          <table:table-cell office:value-type="float" office:value="12.4">
            <text:p>12.4</text:p>
          </table:table-cell>
          <table:table-cell office:value-type="float" office:value="38.8">
            <text:p>38.8</text:p>
          </table:table-cell>
          <table:table-cell office:value-type="float" office:value="15.8">
            <text:p>15.8</text:p>
          </table:table-cell>
          <table:table-cell office:value-type="float" office:value="1.993">
            <text:p>1.993</text:p>
          </table:table-cell>
          <table:table-cell office:value-type="float" office:value="5.614">
            <text:p>5.614</text:p>
          </table:table-cell>
          <table:table-cell office:value-type="float" office:value="34.421">
            <text:p>34.421</text:p>
          </table:table-cell>
          <table:table-cell office:value-type="float" office:value="1.083809">
            <text:p>1.083809</text:p>
          </table:table-cell>
          <table:table-cell office:value-type="float" office:value="41.52">
            <text:p>41.52</text:p>
          </table:table-cell>
          <table:table-cell office:value-type="float" office:value="23.79">
            <text:p>23.79</text:p>
          </table:table-cell>
          <table:table-cell office:value-type="float" office:value="43.32102">
            <text:p>43.32102</text:p>
          </table:table-cell>
          <table:table-cell office:value-type="float" office:value="24.216">
            <text:p>24.216</text:p>
          </table:table-cell>
          <table:table-cell office:value-type="float" office:value="68.376">
            <text:p>68.37600000000001</text:p>
          </table:table-cell>
          <table:table-cell office:value-type="float" office:value="35.49">
            <text:p>35.49</text:p>
          </table:table-cell>
          <table:table-cell office:value-type="float" office:value="2.064">
            <text:p>2.064</text:p>
          </table:table-cell>
          <table:table-cell office:value-type="float" office:value="3.564">
            <text:p>3.564</text:p>
          </table:table-cell>
          <table:table-cell office:value-type="float" office:value="48.47922">
            <text:p>48.47922</text:p>
          </table:table-cell>
          <table:table-cell office:value-type="float" office:value="1.998">
            <text:p>1.998</text:p>
          </table:table-cell>
          <table:table-cell office:value-type="float" office:value="21.14662">
            <text:p>21.14662</text:p>
          </table:table-cell>
          <table:table-cell office:value-type="float" office:value="108.972">
            <text:p>108.972</text:p>
          </table:table-cell>
          <table:table-cell office:value-type="float" office:value="32.80032">
            <text:p>32.80032</text:p>
          </table:table-cell>
          <table:table-cell office:value-type="float" office:value="26.298">
            <text:p>26.298</text:p>
          </table:table-cell>
          <table:table-cell office:value-type="float" office:value="0">
            <text:p>0</text:p>
          </table:table-cell>
          <table:table-cell office:value-type="float" office:value="14.06">
            <text:p>14.06</text:p>
          </table:table-cell>
          <table:table-cell office:value-type="float" office:value="1.904">
            <text:p>1.904</text:p>
          </table:table-cell>
          <table:table-cell office:value-type="float" office:value="1.78">
            <text:p>1.78</text:p>
          </table:table-cell>
          <table:table-cell office:value-type="float" office:value="1.987">
            <text:p>1.987</text:p>
          </table:table-cell>
          <table:table-cell office:value-type="float" office:value="28.83">
            <text:p>28.83</text:p>
          </table:table-cell>
          <table:table-cell office:value-type="float" office:value="10.028784">
            <text:p>10.028784</text:p>
          </table:table-cell>
        </table:table-row>
        <table:table-row table:style-name="ro1">
          <table:table-cell office:value-type="date" office:date-value="2023-09-20T01:00:00" table:style-name="ce1">
            <text:p>2023-09-20 01</text:p>
          </table:table-cell>
          <table:table-cell office:value-type="float" office:value="12.445">
            <text:p>12.445</text:p>
          </table:table-cell>
          <table:table-cell office:value-type="float" office:value="0">
            <text:p>0</text:p>
          </table:table-cell>
          <table:table-cell office:value-type="float" office:value="2.103678">
            <text:p>2.103678</text:p>
          </table:table-cell>
          <table:table-cell office:value-type="float" office:value="46.47523">
            <text:p>46.47523</text:p>
          </table:table-cell>
          <table:table-cell office:value-type="float" office:value="49.122">
            <text:p>49.122</text:p>
          </table:table-cell>
          <table:table-cell office:value-type="float" office:value="36.834">
            <text:p>36.834</text:p>
          </table:table-cell>
          <table:table-cell office:value-type="float" office:value="1.819">
            <text:p>1.819</text:p>
          </table:table-cell>
          <table:table-cell office:value-type="float" office:value="24.99525">
            <text:p>24.99525</text:p>
          </table:table-cell>
          <table:table-cell office:value-type="float" office:value="28.2555">
            <text:p>28.2555</text:p>
          </table:table-cell>
          <table:table-cell office:value-type="float" office:value="40.332">
            <text:p>40.332</text:p>
          </table:table-cell>
          <table:table-cell office:value-type="float" office:value="9.936">
            <text:p>9.936</text:p>
          </table:table-cell>
          <table:table-cell office:value-type="float" office:value="12.445">
            <text:p>12.445</text:p>
          </table:table-cell>
          <table:table-cell office:value-type="float" office:value="13.1">
            <text:p>13.1</text:p>
          </table:table-cell>
          <table:table-cell office:value-type="float" office:value="41.3">
            <text:p>41.3</text:p>
          </table:table-cell>
          <table:table-cell office:value-type="float" office:value="18.3">
            <text:p>18.3</text:p>
          </table:table-cell>
          <table:table-cell office:value-type="float" office:value="1.994">
            <text:p>1.994</text:p>
          </table:table-cell>
          <table:table-cell office:value-type="float" office:value="4.953">
            <text:p>4.953</text:p>
          </table:table-cell>
          <table:table-cell office:value-type="float" office:value="10.061">
            <text:p>10.061</text:p>
          </table:table-cell>
          <table:table-cell office:value-type="float" office:value="1.083809">
            <text:p>1.083809</text:p>
          </table:table-cell>
          <table:table-cell office:value-type="float" office:value="41.424">
            <text:p>41.424</text:p>
          </table:table-cell>
          <table:table-cell office:value-type="float" office:value="26.442">
            <text:p>26.442</text:p>
          </table:table-cell>
          <table:table-cell office:value-type="float" office:value="44.37941">
            <text:p>44.37941</text:p>
          </table:table-cell>
          <table:table-cell office:value-type="float" office:value="27.48">
            <text:p>27.48</text:p>
          </table:table-cell>
          <table:table-cell office:value-type="float" office:value="68.376">
            <text:p>68.37600000000001</text:p>
          </table:table-cell>
          <table:table-cell office:value-type="float" office:value="33.24">
            <text:p>33.24</text:p>
          </table:table-cell>
          <table:table-cell office:value-type="float" office:value="2.064">
            <text:p>2.064</text:p>
          </table:table-cell>
          <table:table-cell office:value-type="float" office:value="3.564">
            <text:p>3.564</text:p>
          </table:table-cell>
          <table:table-cell office:value-type="float" office:value="10.29321">
            <text:p>10.29321</text:p>
          </table:table-cell>
          <table:table-cell office:value-type="float" office:value="1.998">
            <text:p>1.998</text:p>
          </table:table-cell>
          <table:table-cell office:value-type="float" office:value="18.90509">
            <text:p>18.90509</text:p>
          </table:table-cell>
          <table:table-cell office:value-type="float" office:value="108.72">
            <text:p>108.72</text:p>
          </table:table-cell>
          <table:table-cell office:value-type="float" office:value="28.09296">
            <text:p>28.09296</text:p>
          </table:table-cell>
          <table:table-cell office:value-type="float" office:value="23.706">
            <text:p>23.706</text:p>
          </table:table-cell>
          <table:table-cell office:value-type="float" office:value="0">
            <text:p>0</text:p>
          </table:table-cell>
          <table:table-cell office:value-type="float" office:value="14.06">
            <text:p>14.06</text:p>
          </table:table-cell>
          <table:table-cell office:value-type="float" office:value="1.904">
            <text:p>1.904</text:p>
          </table:table-cell>
          <table:table-cell office:value-type="float" office:value="1.78">
            <text:p>1.78</text:p>
          </table:table-cell>
          <table:table-cell office:value-type="float" office:value="1.987">
            <text:p>1.987</text:p>
          </table:table-cell>
          <table:table-cell office:value-type="float" office:value="28.29">
            <text:p>28.29</text:p>
          </table:table-cell>
          <table:table-cell office:value-type="float" office:value="10.028784">
            <text:p>10.028784</text:p>
          </table:table-cell>
        </table:table-row>
        <table:table-row table:style-name="ro1">
          <table:table-cell office:value-type="date" office:date-value="2023-09-20T01:10:00" table:style-name="ce1">
            <text:p>2023-09-20 01</text:p>
          </table:table-cell>
          <table:table-cell office:value-type="float" office:value="12.792">
            <text:p>12.792</text:p>
          </table:table-cell>
          <table:table-cell office:value-type="float" office:value="0">
            <text:p>0</text:p>
          </table:table-cell>
          <table:table-cell office:value-type="float" office:value="2.192">
            <text:p>2.192</text:p>
          </table:table-cell>
          <table:table-cell office:value-type="float" office:value="46.47523">
            <text:p>46.47523</text:p>
          </table:table-cell>
          <table:table-cell office:value-type="float" office:value="48.984">
            <text:p>48.984</text:p>
          </table:table-cell>
          <table:table-cell office:value-type="float" office:value="37.236">
            <text:p>37.236</text:p>
          </table:table-cell>
          <table:table-cell office:value-type="float" office:value="1.819">
            <text:p>1.819</text:p>
          </table:table-cell>
          <table:table-cell office:value-type="float" office:value="20.27025">
            <text:p>20.27025</text:p>
          </table:table-cell>
          <table:table-cell office:value-type="float" office:value="26.5545">
            <text:p>26.5545</text:p>
          </table:table-cell>
          <table:table-cell office:value-type="float" office:value="40.56">
            <text:p>40.56</text:p>
          </table:table-cell>
          <table:table-cell office:value-type="float" office:value="9.936">
            <text:p>9.936</text:p>
          </table:table-cell>
          <table:table-cell office:value-type="float" office:value="12.792">
            <text:p>12.792</text:p>
          </table:table-cell>
          <table:table-cell office:value-type="float" office:value="13.4">
            <text:p>13.4</text:p>
          </table:table-cell>
          <table:table-cell office:value-type="float" office:value="42.6">
            <text:p>42.6</text:p>
          </table:table-cell>
          <table:table-cell office:value-type="float" office:value="16.6">
            <text:p>16.6</text:p>
          </table:table-cell>
          <table:table-cell office:value-type="float" office:value="1.994">
            <text:p>1.994</text:p>
          </table:table-cell>
          <table:table-cell office:value-type="float" office:value="5.711">
            <text:p>5.711</text:p>
          </table:table-cell>
          <table:table-cell office:value-type="float" office:value="10.061">
            <text:p>10.061</text:p>
          </table:table-cell>
          <table:table-cell office:value-type="float" office:value="1.606148">
            <text:p>1.606148</text:p>
          </table:table-cell>
          <table:table-cell office:value-type="float" office:value="38.436">
            <text:p>38.436</text:p>
          </table:table-cell>
          <table:table-cell office:value-type="float" office:value="27.774">
            <text:p>27.774</text:p>
          </table:table-cell>
          <table:table-cell office:value-type="float" office:value="44.48317">
            <text:p>44.48317</text:p>
          </table:table-cell>
          <table:table-cell office:value-type="float" office:value="22.5">
            <text:p>22.5</text:p>
          </table:table-cell>
          <table:table-cell office:value-type="float" office:value="68.292">
            <text:p>68.292</text:p>
          </table:table-cell>
          <table:table-cell office:value-type="float" office:value="33.126">
            <text:p>33.126</text:p>
          </table:table-cell>
          <table:table-cell office:value-type="float" office:value="1.98">
            <text:p>1.98</text:p>
          </table:table-cell>
          <table:table-cell office:value-type="float" office:value="3.56">
            <text:p>3.56</text:p>
          </table:table-cell>
          <table:table-cell office:value-type="float" office:value="10.29321">
            <text:p>10.29321</text:p>
          </table:table-cell>
          <table:table-cell office:value-type="float" office:value="1.998">
            <text:p>1.998</text:p>
          </table:table-cell>
          <table:table-cell office:value-type="float" office:value="22.00576">
            <text:p>22.00576</text:p>
          </table:table-cell>
          <table:table-cell office:value-type="float" office:value="113.52">
            <text:p>113.52</text:p>
          </table:table-cell>
          <table:table-cell office:value-type="float" office:value="28.93968">
            <text:p>28.93968</text:p>
          </table:table-cell>
          <table:table-cell office:value-type="float" office:value="23.004">
            <text:p>23.004</text:p>
          </table:table-cell>
          <table:table-cell office:value-type="float" office:value="0">
            <text:p>0</text:p>
          </table:table-cell>
          <table:table-cell office:value-type="float" office:value="14.06">
            <text:p>14.06</text:p>
          </table:table-cell>
          <table:table-cell office:value-type="float" office:value="1.904">
            <text:p>1.904</text:p>
          </table:table-cell>
          <table:table-cell office:value-type="float" office:value="1.976">
            <text:p>1.976</text:p>
          </table:table-cell>
          <table:table-cell office:value-type="float" office:value="2.008">
            <text:p>2.008</text:p>
          </table:table-cell>
          <table:table-cell office:value-type="float" office:value="30.04">
            <text:p>30.04</text:p>
          </table:table-cell>
          <table:table-cell office:value-type="float" office:value="10.028784">
            <text:p>10.028784</text:p>
          </table:table-cell>
        </table:table-row>
        <table:table-row table:style-name="ro1">
          <table:table-cell office:value-type="date" office:date-value="2023-09-20T01:20:00" table:style-name="ce1">
            <text:p>2023-09-20 01</text:p>
          </table:table-cell>
          <table:table-cell office:value-type="float" office:value="14.658">
            <text:p>14.658</text:p>
          </table:table-cell>
          <table:table-cell office:value-type="float" office:value="0">
            <text:p>0</text:p>
          </table:table-cell>
          <table:table-cell office:value-type="float" office:value="1.589802">
            <text:p>1.589802</text:p>
          </table:table-cell>
          <table:table-cell office:value-type="float" office:value="30.3443">
            <text:p>30.3443</text:p>
          </table:table-cell>
          <table:table-cell office:value-type="float" office:value="36.672">
            <text:p>36.672</text:p>
          </table:table-cell>
          <table:table-cell office:value-type="float" office:value="39.42">
            <text:p>39.42</text:p>
          </table:table-cell>
          <table:table-cell office:value-type="float" office:value="1.819">
            <text:p>1.819</text:p>
          </table:table-cell>
          <table:table-cell office:value-type="float" office:value="19.278">
            <text:p>19.278</text:p>
          </table:table-cell>
          <table:table-cell office:value-type="float" office:value="23.01075">
            <text:p>23.01075</text:p>
          </table:table-cell>
          <table:table-cell office:value-type="float" office:value="38.148">
            <text:p>38.148</text:p>
          </table:table-cell>
          <table:table-cell office:value-type="float" office:value="9.936">
            <text:p>9.936</text:p>
          </table:table-cell>
          <table:table-cell office:value-type="float" office:value="14.658">
            <text:p>14.658</text:p>
          </table:table-cell>
          <table:table-cell office:value-type="float" office:value="14.7">
            <text:p>14.7</text:p>
          </table:table-cell>
          <table:table-cell office:value-type="float" office:value="43.5">
            <text:p>43.5</text:p>
          </table:table-cell>
          <table:table-cell office:value-type="float" office:value="18.8">
            <text:p>18.8</text:p>
          </table:table-cell>
          <table:table-cell office:value-type="float" office:value="1.999">
            <text:p>1.999</text:p>
          </table:table-cell>
          <table:table-cell office:value-type="float" office:value="5.711">
            <text:p>5.711</text:p>
          </table:table-cell>
          <table:table-cell office:value-type="float" office:value="10.061">
            <text:p>10.061</text:p>
          </table:table-cell>
          <table:table-cell office:value-type="float" office:value="0.798896">
            <text:p>0.7988960000000001</text:p>
          </table:table-cell>
          <table:table-cell office:value-type="float" office:value="38.55">
            <text:p>38.55</text:p>
          </table:table-cell>
          <table:table-cell office:value-type="float" office:value="26.742">
            <text:p>26.742</text:p>
          </table:table-cell>
          <table:table-cell office:value-type="float" office:value="48.532">
            <text:p>48.532</text:p>
          </table:table-cell>
          <table:table-cell office:value-type="float" office:value="27.204">
            <text:p>27.204</text:p>
          </table:table-cell>
          <table:table-cell office:value-type="float" office:value="68.334">
            <text:p>68.334</text:p>
          </table:table-cell>
          <table:table-cell office:value-type="float" office:value="32.004">
            <text:p>32.004</text:p>
          </table:table-cell>
          <table:table-cell office:value-type="float" office:value="1.98">
            <text:p>1.98</text:p>
          </table:table-cell>
          <table:table-cell office:value-type="float" office:value="3.56">
            <text:p>3.56</text:p>
          </table:table-cell>
          <table:table-cell office:value-type="float" office:value="10.29321">
            <text:p>10.29321</text:p>
          </table:table-cell>
          <table:table-cell office:value-type="float" office:value="2.014">
            <text:p>2.014</text:p>
          </table:table-cell>
          <table:table-cell office:value-type="float" office:value="18.96448">
            <text:p>18.96448</text:p>
          </table:table-cell>
          <table:table-cell office:value-type="float" office:value="115.332">
            <text:p>115.332</text:p>
          </table:table-cell>
          <table:table-cell office:value-type="float" office:value="28.50624">
            <text:p>28.50624</text:p>
          </table:table-cell>
          <table:table-cell office:value-type="float" office:value="21.582">
            <text:p>21.582</text:p>
          </table:table-cell>
          <table:table-cell office:value-type="float" office:value="0">
            <text:p>0</text:p>
          </table:table-cell>
          <table:table-cell office:value-type="float" office:value="14.06">
            <text:p>14.06</text:p>
          </table:table-cell>
          <table:table-cell office:value-type="float" office:value="1.931">
            <text:p>1.931</text:p>
          </table:table-cell>
          <table:table-cell office:value-type="float" office:value="1.976">
            <text:p>1.976</text:p>
          </table:table-cell>
          <table:table-cell office:value-type="float" office:value="2.008">
            <text:p>2.008</text:p>
          </table:table-cell>
          <table:table-cell office:value-type="float" office:value="28.73">
            <text:p>28.73</text:p>
          </table:table-cell>
          <table:table-cell office:value-type="float" office:value="9.888847">
            <text:p>9.888847</text:p>
          </table:table-cell>
        </table:table-row>
        <table:table-row table:style-name="ro1">
          <table:table-cell office:value-type="date" office:date-value="2023-09-20T01:30:00" table:style-name="ce1">
            <text:p>2023-09-20 01</text:p>
          </table:table-cell>
          <table:table-cell office:value-type="float" office:value="15.984">
            <text:p>15.984</text:p>
          </table:table-cell>
          <table:table-cell office:value-type="float" office:value="0">
            <text:p>0</text:p>
          </table:table-cell>
          <table:table-cell office:value-type="float" office:value="2.200029">
            <text:p>2.200029</text:p>
          </table:table-cell>
          <table:table-cell office:value-type="float" office:value="10.48133">
            <text:p>10.48133</text:p>
          </table:table-cell>
          <table:table-cell office:value-type="float" office:value="30.114">
            <text:p>30.114</text:p>
          </table:table-cell>
          <table:table-cell office:value-type="float" office:value="38.736">
            <text:p>38.736</text:p>
          </table:table-cell>
          <table:table-cell office:value-type="float" office:value="1.819">
            <text:p>1.819</text:p>
          </table:table-cell>
          <table:table-cell office:value-type="float" office:value="19.467">
            <text:p>19.467</text:p>
          </table:table-cell>
          <table:table-cell office:value-type="float" office:value="21.68775">
            <text:p>21.68775</text:p>
          </table:table-cell>
          <table:table-cell office:value-type="float" office:value="41.88">
            <text:p>41.88</text:p>
          </table:table-cell>
          <table:table-cell office:value-type="float" office:value="9.936">
            <text:p>9.936</text:p>
          </table:table-cell>
          <table:table-cell office:value-type="float" office:value="15.984">
            <text:p>15.984</text:p>
          </table:table-cell>
          <table:table-cell office:value-type="float" office:value="13">
            <text:p>13</text:p>
          </table:table-cell>
          <table:table-cell office:value-type="float" office:value="38.9">
            <text:p>38.9</text:p>
          </table:table-cell>
          <table:table-cell office:value-type="float" office:value="17.5">
            <text:p>17.5</text:p>
          </table:table-cell>
          <table:table-cell office:value-type="float" office:value="1.999">
            <text:p>1.999</text:p>
          </table:table-cell>
          <table:table-cell office:value-type="float" office:value="5.802">
            <text:p>5.802</text:p>
          </table:table-cell>
          <table:table-cell office:value-type="float" office:value="10.061">
            <text:p>10.061</text:p>
          </table:table-cell>
          <table:table-cell office:value-type="float" office:value="1.228091">
            <text:p>1.228091</text:p>
          </table:table-cell>
          <table:table-cell office:value-type="float" office:value="39.138">
            <text:p>39.138</text:p>
          </table:table-cell>
          <table:table-cell office:value-type="float" office:value="23.28">
            <text:p>23.28</text:p>
          </table:table-cell>
          <table:table-cell office:value-type="float" office:value="48.67727">
            <text:p>48.67727</text:p>
          </table:table-cell>
          <table:table-cell office:value-type="float" office:value="25.68">
            <text:p>25.68</text:p>
          </table:table-cell>
          <table:table-cell office:value-type="float" office:value="68.406">
            <text:p>68.40600000000001</text:p>
          </table:table-cell>
          <table:table-cell office:value-type="float" office:value="28.854">
            <text:p>28.854</text:p>
          </table:table-cell>
          <table:table-cell office:value-type="float" office:value="2.01">
            <text:p>2.01</text:p>
          </table:table-cell>
          <table:table-cell office:value-type="float" office:value="3.577">
            <text:p>3.577</text:p>
          </table:table-cell>
          <table:table-cell office:value-type="float" office:value="10.29321">
            <text:p>10.29321</text:p>
          </table:table-cell>
          <table:table-cell office:value-type="float" office:value="2.014">
            <text:p>2.014</text:p>
          </table:table-cell>
          <table:table-cell office:value-type="float" office:value="20.21683">
            <text:p>20.21683</text:p>
          </table:table-cell>
          <table:table-cell office:value-type="float" office:value="123.78">
            <text:p>123.78</text:p>
          </table:table-cell>
          <table:table-cell office:value-type="float" office:value="24.2424">
            <text:p>24.2424</text:p>
          </table:table-cell>
          <table:table-cell office:value-type="float" office:value="20.07">
            <text:p>20.07</text:p>
          </table:table-cell>
          <table:table-cell office:value-type="float" office:value="0">
            <text:p>0</text:p>
          </table:table-cell>
          <table:table-cell office:value-type="float" office:value="14.06">
            <text:p>14.06</text:p>
          </table:table-cell>
          <table:table-cell office:value-type="float" office:value="1.931">
            <text:p>1.931</text:p>
          </table:table-cell>
          <table:table-cell office:value-type="float" office:value="2.009">
            <text:p>2.009</text:p>
          </table:table-cell>
          <table:table-cell office:value-type="float" office:value="1.991">
            <text:p>1.991</text:p>
          </table:table-cell>
          <table:table-cell office:value-type="float" office:value="29.11">
            <text:p>29.11</text:p>
          </table:table-cell>
          <table:table-cell office:value-type="float" office:value="9.888847">
            <text:p>9.888847</text:p>
          </table:table-cell>
        </table:table-row>
        <table:table-row table:style-name="ro1">
          <table:table-cell office:value-type="date" office:date-value="2023-09-20T01:40:00" table:style-name="ce1">
            <text:p>2023-09-20 01</text:p>
          </table:table-cell>
          <table:table-cell office:value-type="float" office:value="15.164">
            <text:p>15.164</text:p>
          </table:table-cell>
          <table:table-cell office:value-type="float" office:value="0">
            <text:p>0</text:p>
          </table:table-cell>
          <table:table-cell office:value-type="float" office:value="2.200029">
            <text:p>2.200029</text:p>
          </table:table-cell>
          <table:table-cell office:value-type="float" office:value="10.48133">
            <text:p>10.48133</text:p>
          </table:table-cell>
          <table:table-cell office:value-type="float" office:value="30.114">
            <text:p>30.114</text:p>
          </table:table-cell>
          <table:table-cell office:value-type="float" office:value="37.8">
            <text:p>37.8</text:p>
          </table:table-cell>
          <table:table-cell office:value-type="float" office:value="1.819">
            <text:p>1.819</text:p>
          </table:table-cell>
          <table:table-cell office:value-type="float" office:value="19.1835">
            <text:p>19.1835</text:p>
          </table:table-cell>
          <table:table-cell office:value-type="float" office:value="17.766">
            <text:p>17.766</text:p>
          </table:table-cell>
          <table:table-cell office:value-type="float" office:value="40.38">
            <text:p>40.38</text:p>
          </table:table-cell>
          <table:table-cell office:value-type="float" office:value="9.936">
            <text:p>9.936</text:p>
          </table:table-cell>
          <table:table-cell office:value-type="float" office:value="15.164">
            <text:p>15.164</text:p>
          </table:table-cell>
          <table:table-cell office:value-type="float" office:value="12.3">
            <text:p>12.3</text:p>
          </table:table-cell>
          <table:table-cell office:value-type="float" office:value="33.8">
            <text:p>33.8</text:p>
          </table:table-cell>
          <table:table-cell office:value-type="float" office:value="16.6">
            <text:p>16.6</text:p>
          </table:table-cell>
          <table:table-cell office:value-type="float" office:value="1.987">
            <text:p>1.987</text:p>
          </table:table-cell>
          <table:table-cell office:value-type="float" office:value="6.322">
            <text:p>6.322</text:p>
          </table:table-cell>
          <table:table-cell office:value-type="float" office:value="10.061">
            <text:p>10.061</text:p>
          </table:table-cell>
          <table:table-cell office:value-type="float" office:value="1.460039">
            <text:p>1.460039</text:p>
          </table:table-cell>
          <table:table-cell office:value-type="float" office:value="40.02">
            <text:p>40.02</text:p>
          </table:table-cell>
          <table:table-cell office:value-type="float" office:value="22.008">
            <text:p>22.008</text:p>
          </table:table-cell>
          <table:table-cell office:value-type="float" office:value="45.9566">
            <text:p>45.9566</text:p>
          </table:table-cell>
          <table:table-cell office:value-type="float" office:value="24.684">
            <text:p>24.684</text:p>
          </table:table-cell>
          <table:table-cell office:value-type="float" office:value="66.474">
            <text:p>66.474</text:p>
          </table:table-cell>
          <table:table-cell office:value-type="float" office:value="29.826">
            <text:p>29.826</text:p>
          </table:table-cell>
          <table:table-cell office:value-type="float" office:value="2.01">
            <text:p>2.01</text:p>
          </table:table-cell>
          <table:table-cell office:value-type="float" office:value="3.571">
            <text:p>3.571</text:p>
          </table:table-cell>
          <table:table-cell office:value-type="float" office:value="10.29321">
            <text:p>10.29321</text:p>
          </table:table-cell>
          <table:table-cell office:value-type="float" office:value="2.006">
            <text:p>2.006</text:p>
          </table:table-cell>
          <table:table-cell office:value-type="float" office:value="21.05139">
            <text:p>21.05139</text:p>
          </table:table-cell>
          <table:table-cell office:value-type="float" office:value="124.764">
            <text:p>124.764</text:p>
          </table:table-cell>
          <table:table-cell office:value-type="float" office:value="21.83328">
            <text:p>21.83328</text:p>
          </table:table-cell>
          <table:table-cell office:value-type="float" office:value="20.628">
            <text:p>20.628</text:p>
          </table:table-cell>
          <table:table-cell office:value-type="float" office:value="0">
            <text:p>0</text:p>
          </table:table-cell>
          <table:table-cell office:value-type="float" office:value="14.06">
            <text:p>14.06</text:p>
          </table:table-cell>
          <table:table-cell office:value-type="float" office:value="1.827">
            <text:p>1.827</text:p>
          </table:table-cell>
          <table:table-cell office:value-type="float" office:value="1.991">
            <text:p>1.991</text:p>
          </table:table-cell>
          <table:table-cell office:value-type="float" office:value="2.007">
            <text:p>2.007</text:p>
          </table:table-cell>
          <table:table-cell office:value-type="float" office:value="29.58">
            <text:p>29.58</text:p>
          </table:table-cell>
          <table:table-cell office:value-type="float" office:value="10.028784">
            <text:p>10.028784</text:p>
          </table:table-cell>
        </table:table-row>
        <table:table-row table:style-name="ro1">
          <table:table-cell office:value-type="date" office:date-value="2023-09-20T01:50:00" table:style-name="ce1">
            <text:p>2023-09-20 01</text:p>
          </table:table-cell>
          <table:table-cell office:value-type="float" office:value="14.794">
            <text:p>14.794</text:p>
          </table:table-cell>
          <table:table-cell office:value-type="float" office:value="0">
            <text:p>0</text:p>
          </table:table-cell>
          <table:table-cell office:value-type="float" office:value="2.200029">
            <text:p>2.200029</text:p>
          </table:table-cell>
          <table:table-cell office:value-type="float" office:value="10.48133">
            <text:p>10.48133</text:p>
          </table:table-cell>
          <table:table-cell office:value-type="float" office:value="30.114">
            <text:p>30.114</text:p>
          </table:table-cell>
          <table:table-cell office:value-type="float" office:value="37.818">
            <text:p>37.818</text:p>
          </table:table-cell>
          <table:table-cell office:value-type="float" office:value="1.819">
            <text:p>1.819</text:p>
          </table:table-cell>
          <table:table-cell office:value-type="float" office:value="15.16725">
            <text:p>15.16725</text:p>
          </table:table-cell>
          <table:table-cell office:value-type="float" office:value="15.2145">
            <text:p>15.2145</text:p>
          </table:table-cell>
          <table:table-cell office:value-type="float" office:value="38.088">
            <text:p>38.088</text:p>
          </table:table-cell>
          <table:table-cell office:value-type="float" office:value="10.032">
            <text:p>10.032</text:p>
          </table:table-cell>
          <table:table-cell office:value-type="float" office:value="14.794">
            <text:p>14.794</text:p>
          </table:table-cell>
          <table:table-cell office:value-type="float" office:value="10.8">
            <text:p>10.8</text:p>
          </table:table-cell>
          <table:table-cell office:value-type="float" office:value="32.9">
            <text:p>32.9</text:p>
          </table:table-cell>
          <table:table-cell office:value-type="float" office:value="10.8">
            <text:p>10.8</text:p>
          </table:table-cell>
          <table:table-cell office:value-type="float" office:value="1.989">
            <text:p>1.989</text:p>
          </table:table-cell>
          <table:table-cell office:value-type="float" office:value="6.852">
            <text:p>6.852</text:p>
          </table:table-cell>
          <table:table-cell office:value-type="float" office:value="10.061">
            <text:p>10.061</text:p>
          </table:table-cell>
          <table:table-cell office:value-type="float" office:value="1.527614">
            <text:p>1.527614</text:p>
          </table:table-cell>
          <table:table-cell office:value-type="float" office:value="39.876">
            <text:p>39.876</text:p>
          </table:table-cell>
          <table:table-cell office:value-type="float" office:value="22.902">
            <text:p>22.902</text:p>
          </table:table-cell>
          <table:table-cell office:value-type="float" office:value="39.79309">
            <text:p>39.79309</text:p>
          </table:table-cell>
          <table:table-cell office:value-type="float" office:value="27.156">
            <text:p>27.156</text:p>
          </table:table-cell>
          <table:table-cell office:value-type="float" office:value="66.474">
            <text:p>66.474</text:p>
          </table:table-cell>
          <table:table-cell office:value-type="float" office:value="27.408">
            <text:p>27.408</text:p>
          </table:table-cell>
          <table:table-cell office:value-type="float" office:value="1.987">
            <text:p>1.987</text:p>
          </table:table-cell>
          <table:table-cell office:value-type="float" office:value="3.571">
            <text:p>3.571</text:p>
          </table:table-cell>
          <table:table-cell office:value-type="float" office:value="10.29321">
            <text:p>10.29321</text:p>
          </table:table-cell>
          <table:table-cell office:value-type="float" office:value="2.006">
            <text:p>2.006</text:p>
          </table:table-cell>
          <table:table-cell office:value-type="float" office:value="20.70323">
            <text:p>20.70323</text:p>
          </table:table-cell>
          <table:table-cell office:value-type="float" office:value="126.948">
            <text:p>126.948</text:p>
          </table:table-cell>
          <table:table-cell office:value-type="float" office:value="21.37968">
            <text:p>21.37968</text:p>
          </table:table-cell>
          <table:table-cell office:value-type="float" office:value="18.504">
            <text:p>18.504</text:p>
          </table:table-cell>
          <table:table-cell office:value-type="float" office:value="0">
            <text:p>0</text:p>
          </table:table-cell>
          <table:table-cell office:value-type="float" office:value="13.97">
            <text:p>13.97</text:p>
          </table:table-cell>
          <table:table-cell office:value-type="float" office:value="1.827">
            <text:p>1.827</text:p>
          </table:table-cell>
          <table:table-cell office:value-type="float" office:value="1.991">
            <text:p>1.991</text:p>
          </table:table-cell>
          <table:table-cell office:value-type="float" office:value="2.007">
            <text:p>2.007</text:p>
          </table:table-cell>
          <table:table-cell office:value-type="float" office:value="31.36">
            <text:p>31.36</text:p>
          </table:table-cell>
          <table:table-cell office:value-type="float" office:value="10.122075">
            <text:p>10.122075</text:p>
          </table:table-cell>
        </table:table-row>
        <table:table-row table:style-name="ro1">
          <table:table-cell office:value-type="date" office:date-value="2023-09-20T02:00:00" table:style-name="ce1">
            <text:p>2023-09-20 02</text:p>
          </table:table-cell>
          <table:table-cell office:value-type="float" office:value="15.115">
            <text:p>15.115</text:p>
          </table:table-cell>
          <table:table-cell office:value-type="float" office:value="0">
            <text:p>0</text:p>
          </table:table-cell>
          <table:table-cell office:value-type="float" office:value="2.705875">
            <text:p>2.705875</text:p>
          </table:table-cell>
          <table:table-cell office:value-type="float" office:value="10.48133">
            <text:p>10.48133</text:p>
          </table:table-cell>
          <table:table-cell office:value-type="float" office:value="30.114">
            <text:p>30.114</text:p>
          </table:table-cell>
          <table:table-cell office:value-type="float" office:value="39.306">
            <text:p>39.306</text:p>
          </table:table-cell>
          <table:table-cell office:value-type="float" office:value="1.649">
            <text:p>1.649</text:p>
          </table:table-cell>
          <table:table-cell office:value-type="float" office:value="12.7575">
            <text:p>12.7575</text:p>
          </table:table-cell>
          <table:table-cell office:value-type="float" office:value="16.7265">
            <text:p>16.7265</text:p>
          </table:table-cell>
          <table:table-cell office:value-type="float" office:value="35.808">
            <text:p>35.808</text:p>
          </table:table-cell>
          <table:table-cell office:value-type="float" office:value="10.032">
            <text:p>10.032</text:p>
          </table:table-cell>
          <table:table-cell office:value-type="float" office:value="15.115">
            <text:p>15.115</text:p>
          </table:table-cell>
          <table:table-cell office:value-type="float" office:value="12.7">
            <text:p>12.7</text:p>
          </table:table-cell>
          <table:table-cell office:value-type="float" office:value="30.3">
            <text:p>30.3</text:p>
          </table:table-cell>
          <table:table-cell office:value-type="float" office:value="13.2">
            <text:p>13.2</text:p>
          </table:table-cell>
          <table:table-cell office:value-type="float" office:value="1.989">
            <text:p>1.989</text:p>
          </table:table-cell>
          <table:table-cell office:value-type="float" office:value="6.202">
            <text:p>6.202</text:p>
          </table:table-cell>
          <table:table-cell office:value-type="float" office:value="10.061">
            <text:p>10.061</text:p>
          </table:table-cell>
          <table:table-cell office:value-type="float" office:value="0.714884">
            <text:p>0.714884</text:p>
          </table:table-cell>
          <table:table-cell office:value-type="float" office:value="39.144">
            <text:p>39.144</text:p>
          </table:table-cell>
          <table:table-cell office:value-type="float" office:value="27.966">
            <text:p>27.966</text:p>
          </table:table-cell>
          <table:table-cell office:value-type="float" office:value="36.14063">
            <text:p>36.14063</text:p>
          </table:table-cell>
          <table:table-cell office:value-type="float" office:value="28.824">
            <text:p>28.824</text:p>
          </table:table-cell>
          <table:table-cell office:value-type="float" office:value="66.474">
            <text:p>66.474</text:p>
          </table:table-cell>
          <table:table-cell office:value-type="float" office:value="28.422">
            <text:p>28.422</text:p>
          </table:table-cell>
          <table:table-cell office:value-type="float" office:value="1.992">
            <text:p>1.992</text:p>
          </table:table-cell>
          <table:table-cell office:value-type="float" office:value="3.571">
            <text:p>3.571</text:p>
          </table:table-cell>
          <table:table-cell office:value-type="float" office:value="10.29321">
            <text:p>10.29321</text:p>
          </table:table-cell>
          <table:table-cell office:value-type="float" office:value="1.984">
            <text:p>1.984</text:p>
          </table:table-cell>
          <table:table-cell office:value-type="float" office:value="25.48634">
            <text:p>25.48634</text:p>
          </table:table-cell>
          <table:table-cell office:value-type="float" office:value="124.788">
            <text:p>124.788</text:p>
          </table:table-cell>
          <table:table-cell office:value-type="float" office:value="20.40192">
            <text:p>20.40192</text:p>
          </table:table-cell>
          <table:table-cell office:value-type="float" office:value="19.476">
            <text:p>19.476</text:p>
          </table:table-cell>
          <table:table-cell office:value-type="float" office:value="0">
            <text:p>0</text:p>
          </table:table-cell>
          <table:table-cell office:value-type="float" office:value="13.96">
            <text:p>13.96</text:p>
          </table:table-cell>
          <table:table-cell office:value-type="float" office:value="1.81">
            <text:p>1.81</text:p>
          </table:table-cell>
          <table:table-cell office:value-type="float" office:value="2.003">
            <text:p>2.003</text:p>
          </table:table-cell>
          <table:table-cell office:value-type="float" office:value="2.003">
            <text:p>2.003</text:p>
          </table:table-cell>
          <table:table-cell office:value-type="float" office:value="31.19">
            <text:p>31.19</text:p>
          </table:table-cell>
          <table:table-cell office:value-type="float" office:value="10.122075">
            <text:p>10.122075</text:p>
          </table:table-cell>
        </table:table-row>
        <table:table-row table:style-name="ro1">
          <table:table-cell office:value-type="date" office:date-value="2023-09-20T02:10:00" table:style-name="ce1">
            <text:p>2023-09-20 02</text:p>
          </table:table-cell>
          <table:table-cell office:value-type="float" office:value="13.967">
            <text:p>13.967</text:p>
          </table:table-cell>
          <table:table-cell office:value-type="float" office:value="0">
            <text:p>0</text:p>
          </table:table-cell>
          <table:table-cell office:value-type="float" office:value="2.585436">
            <text:p>2.585436</text:p>
          </table:table-cell>
          <table:table-cell office:value-type="float" office:value="9.958977">
            <text:p>9.958977000000001</text:p>
          </table:table-cell>
          <table:table-cell office:value-type="float" office:value="30.114">
            <text:p>30.114</text:p>
          </table:table-cell>
          <table:table-cell office:value-type="float" office:value="38.586">
            <text:p>38.586</text:p>
          </table:table-cell>
          <table:table-cell office:value-type="float" office:value="1.649">
            <text:p>1.649</text:p>
          </table:table-cell>
          <table:table-cell office:value-type="float" office:value="14.97825">
            <text:p>14.97825</text:p>
          </table:table-cell>
          <table:table-cell office:value-type="float" office:value="20.74275">
            <text:p>20.74275</text:p>
          </table:table-cell>
          <table:table-cell office:value-type="float" office:value="33.744">
            <text:p>33.744</text:p>
          </table:table-cell>
          <table:table-cell office:value-type="float" office:value="10.032">
            <text:p>10.032</text:p>
          </table:table-cell>
          <table:table-cell office:value-type="float" office:value="13.967">
            <text:p>13.967</text:p>
          </table:table-cell>
          <table:table-cell office:value-type="float" office:value="10.3">
            <text:p>10.3</text:p>
          </table:table-cell>
          <table:table-cell office:value-type="float" office:value="29.8">
            <text:p>29.8</text:p>
          </table:table-cell>
          <table:table-cell office:value-type="float" office:value="12.4">
            <text:p>12.4</text:p>
          </table:table-cell>
          <table:table-cell office:value-type="float" office:value="1.988">
            <text:p>1.988</text:p>
          </table:table-cell>
          <table:table-cell office:value-type="float" office:value="7.125">
            <text:p>7.125</text:p>
          </table:table-cell>
          <table:table-cell office:value-type="float" office:value="10.013">
            <text:p>10.013</text:p>
          </table:table-cell>
          <table:table-cell office:value-type="float" office:value="1.43447">
            <text:p>1.43447</text:p>
          </table:table-cell>
          <table:table-cell office:value-type="float" office:value="38.73">
            <text:p>38.73</text:p>
          </table:table-cell>
          <table:table-cell office:value-type="float" office:value="29.196">
            <text:p>29.196</text:p>
          </table:table-cell>
          <table:table-cell office:value-type="float" office:value="34.74606">
            <text:p>34.74606</text:p>
          </table:table-cell>
          <table:table-cell office:value-type="float" office:value="27.3">
            <text:p>27.3</text:p>
          </table:table-cell>
          <table:table-cell office:value-type="float" office:value="66.474">
            <text:p>66.474</text:p>
          </table:table-cell>
          <table:table-cell office:value-type="float" office:value="31.092">
            <text:p>31.092</text:p>
          </table:table-cell>
          <table:table-cell office:value-type="float" office:value="1.992">
            <text:p>1.992</text:p>
          </table:table-cell>
          <table:table-cell office:value-type="float" office:value="3.571">
            <text:p>3.571</text:p>
          </table:table-cell>
          <table:table-cell office:value-type="float" office:value="10.29321">
            <text:p>10.29321</text:p>
          </table:table-cell>
          <table:table-cell office:value-type="float" office:value="2.005">
            <text:p>2.005</text:p>
          </table:table-cell>
          <table:table-cell office:value-type="float" office:value="23.64314">
            <text:p>23.64314</text:p>
          </table:table-cell>
          <table:table-cell office:value-type="float" office:value="131.988">
            <text:p>131.988</text:p>
          </table:table-cell>
          <table:table-cell office:value-type="float" office:value="19.22256">
            <text:p>19.22256</text:p>
          </table:table-cell>
          <table:table-cell office:value-type="float" office:value="25.146">
            <text:p>25.146</text:p>
          </table:table-cell>
          <table:table-cell office:value-type="float" office:value="0">
            <text:p>0</text:p>
          </table:table-cell>
          <table:table-cell office:value-type="float" office:value="13.96">
            <text:p>13.96</text:p>
          </table:table-cell>
          <table:table-cell office:value-type="float" office:value="1.81">
            <text:p>1.81</text:p>
          </table:table-cell>
          <table:table-cell office:value-type="float" office:value="2.003">
            <text:p>2.003</text:p>
          </table:table-cell>
          <table:table-cell office:value-type="float" office:value="2.01">
            <text:p>2.01</text:p>
          </table:table-cell>
          <table:table-cell office:value-type="float" office:value="27.5">
            <text:p>27.5</text:p>
          </table:table-cell>
          <table:table-cell office:value-type="float" office:value="10.16872">
            <text:p>10.16872</text:p>
          </table:table-cell>
        </table:table-row>
        <table:table-row table:style-name="ro1">
          <table:table-cell office:value-type="date" office:date-value="2023-09-20T02:20:00" table:style-name="ce1">
            <text:p>2023-09-20 02</text:p>
          </table:table-cell>
          <table:table-cell office:value-type="float" office:value="14.972">
            <text:p>14.972</text:p>
          </table:table-cell>
          <table:table-cell office:value-type="float" office:value="0">
            <text:p>0</text:p>
          </table:table-cell>
          <table:table-cell office:value-type="float" office:value="2.585436">
            <text:p>2.585436</text:p>
          </table:table-cell>
          <table:table-cell office:value-type="float" office:value="9.958977">
            <text:p>9.958977000000001</text:p>
          </table:table-cell>
          <table:table-cell office:value-type="float" office:value="30.114">
            <text:p>30.114</text:p>
          </table:table-cell>
          <table:table-cell office:value-type="float" office:value="39.18">
            <text:p>39.18</text:p>
          </table:table-cell>
          <table:table-cell office:value-type="float" office:value="1.881">
            <text:p>1.881</text:p>
          </table:table-cell>
          <table:table-cell office:value-type="float" office:value="18.94725">
            <text:p>18.94725</text:p>
          </table:table-cell>
          <table:table-cell office:value-type="float" office:value="21.924">
            <text:p>21.924</text:p>
          </table:table-cell>
          <table:table-cell office:value-type="float" office:value="31.14">
            <text:p>31.14</text:p>
          </table:table-cell>
          <table:table-cell office:value-type="float" office:value="9.984">
            <text:p>9.984</text:p>
          </table:table-cell>
          <table:table-cell office:value-type="float" office:value="14.972">
            <text:p>14.972</text:p>
          </table:table-cell>
          <table:table-cell office:value-type="float" office:value="11.1">
            <text:p>11.1</text:p>
          </table:table-cell>
          <table:table-cell office:value-type="float" office:value="29.5">
            <text:p>29.5</text:p>
          </table:table-cell>
          <table:table-cell office:value-type="float" office:value="12.4">
            <text:p>12.4</text:p>
          </table:table-cell>
          <table:table-cell office:value-type="float" office:value="1.988">
            <text:p>1.988</text:p>
          </table:table-cell>
          <table:table-cell office:value-type="float" office:value="7.883">
            <text:p>7.883</text:p>
          </table:table-cell>
          <table:table-cell office:value-type="float" office:value="10.013">
            <text:p>10.013</text:p>
          </table:table-cell>
          <table:table-cell office:value-type="float" office:value="1.772347">
            <text:p>1.772347</text:p>
          </table:table-cell>
          <table:table-cell office:value-type="float" office:value="34.794">
            <text:p>34.794</text:p>
          </table:table-cell>
          <table:table-cell office:value-type="float" office:value="29.604">
            <text:p>29.604</text:p>
          </table:table-cell>
          <table:table-cell office:value-type="float" office:value="34.53853">
            <text:p>34.53853</text:p>
          </table:table-cell>
          <table:table-cell office:value-type="float" office:value="25.692">
            <text:p>25.692</text:p>
          </table:table-cell>
          <table:table-cell office:value-type="float" office:value="66.474">
            <text:p>66.474</text:p>
          </table:table-cell>
          <table:table-cell office:value-type="float" office:value="32.172">
            <text:p>32.172</text:p>
          </table:table-cell>
          <table:table-cell office:value-type="float" office:value="1.999">
            <text:p>1.999</text:p>
          </table:table-cell>
          <table:table-cell office:value-type="float" office:value="3.565">
            <text:p>3.565</text:p>
          </table:table-cell>
          <table:table-cell office:value-type="float" office:value="10.2039">
            <text:p>10.2039</text:p>
          </table:table-cell>
          <table:table-cell office:value-type="float" office:value="2.005">
            <text:p>2.005</text:p>
          </table:table-cell>
          <table:table-cell office:value-type="float" office:value="21.29306">
            <text:p>21.29306</text:p>
          </table:table-cell>
          <table:table-cell office:value-type="float" office:value="127.992">
            <text:p>127.992</text:p>
          </table:table-cell>
          <table:table-cell office:value-type="float" office:value="18.11376">
            <text:p>18.11376</text:p>
          </table:table-cell>
          <table:table-cell office:value-type="float" office:value="28.422">
            <text:p>28.422</text:p>
          </table:table-cell>
          <table:table-cell office:value-type="float" office:value="0">
            <text:p>0</text:p>
          </table:table-cell>
          <table:table-cell office:value-type="float" office:value="14.03">
            <text:p>14.03</text:p>
          </table:table-cell>
          <table:table-cell office:value-type="float" office:value="1.19">
            <text:p>1.19</text:p>
          </table:table-cell>
          <table:table-cell office:value-type="float" office:value="1.999">
            <text:p>1.999</text:p>
          </table:table-cell>
          <table:table-cell office:value-type="float" office:value="2.01">
            <text:p>2.01</text:p>
          </table:table-cell>
          <table:table-cell office:value-type="float" office:value="26.31">
            <text:p>26.31</text:p>
          </table:table-cell>
          <table:table-cell office:value-type="float" office:value="10.16872">
            <text:p>10.16872</text:p>
          </table:table-cell>
        </table:table-row>
        <table:table-row table:style-name="ro1">
          <table:table-cell office:value-type="date" office:date-value="2023-09-20T02:30:00" table:style-name="ce1">
            <text:p>2023-09-20 02</text:p>
          </table:table-cell>
          <table:table-cell office:value-type="float" office:value="15.044">
            <text:p>15.044</text:p>
          </table:table-cell>
          <table:table-cell office:value-type="float" office:value="0">
            <text:p>0</text:p>
          </table:table-cell>
          <table:table-cell office:value-type="float" office:value="1.935062">
            <text:p>1.935062</text:p>
          </table:table-cell>
          <table:table-cell office:value-type="float" office:value="9.958977">
            <text:p>9.958977000000001</text:p>
          </table:table-cell>
          <table:table-cell office:value-type="float" office:value="30.018">
            <text:p>30.018</text:p>
          </table:table-cell>
          <table:table-cell office:value-type="float" office:value="38.706">
            <text:p>38.706</text:p>
          </table:table-cell>
          <table:table-cell office:value-type="float" office:value="1.986">
            <text:p>1.986</text:p>
          </table:table-cell>
          <table:table-cell office:value-type="float" office:value="26.31825">
            <text:p>26.31825</text:p>
          </table:table-cell>
          <table:table-cell office:value-type="float" office:value="24.003">
            <text:p>24.003</text:p>
          </table:table-cell>
          <table:table-cell office:value-type="float" office:value="32.904">
            <text:p>32.904</text:p>
          </table:table-cell>
          <table:table-cell office:value-type="float" office:value="9.984">
            <text:p>9.984</text:p>
          </table:table-cell>
          <table:table-cell office:value-type="float" office:value="15.044">
            <text:p>15.044</text:p>
          </table:table-cell>
          <table:table-cell office:value-type="float" office:value="11.1">
            <text:p>11.1</text:p>
          </table:table-cell>
          <table:table-cell office:value-type="float" office:value="30.3">
            <text:p>30.3</text:p>
          </table:table-cell>
          <table:table-cell office:value-type="float" office:value="12.3">
            <text:p>12.3</text:p>
          </table:table-cell>
          <table:table-cell office:value-type="float" office:value="2.001">
            <text:p>2.001</text:p>
          </table:table-cell>
          <table:table-cell office:value-type="float" office:value="7.668">
            <text:p>7.668</text:p>
          </table:table-cell>
          <table:table-cell office:value-type="float" office:value="9.975">
            <text:p>9.975</text:p>
          </table:table-cell>
          <table:table-cell office:value-type="float" office:value="0.618087">
            <text:p>0.6180870000000001</text:p>
          </table:table-cell>
          <table:table-cell office:value-type="float" office:value="41.358">
            <text:p>41.358</text:p>
          </table:table-cell>
          <table:table-cell office:value-type="float" office:value="10.32">
            <text:p>10.32</text:p>
          </table:table-cell>
          <table:table-cell office:value-type="float" office:value="34.6838">
            <text:p>34.6838</text:p>
          </table:table-cell>
          <table:table-cell office:value-type="float" office:value="27.24">
            <text:p>27.24</text:p>
          </table:table-cell>
          <table:table-cell office:value-type="float" office:value="66.474">
            <text:p>66.474</text:p>
          </table:table-cell>
          <table:table-cell office:value-type="float" office:value="36.432">
            <text:p>36.432</text:p>
          </table:table-cell>
          <table:table-cell office:value-type="float" office:value="1.99">
            <text:p>1.99</text:p>
          </table:table-cell>
          <table:table-cell office:value-type="float" office:value="3.569">
            <text:p>3.569</text:p>
          </table:table-cell>
          <table:table-cell office:value-type="float" office:value="10.15023">
            <text:p>10.15023</text:p>
          </table:table-cell>
          <table:table-cell office:value-type="float" office:value="2.001">
            <text:p>2.001</text:p>
          </table:table-cell>
          <table:table-cell office:value-type="float" office:value="18.38285">
            <text:p>18.38285</text:p>
          </table:table-cell>
          <table:table-cell office:value-type="float" office:value="126.024">
            <text:p>126.024</text:p>
          </table:table-cell>
          <table:table-cell office:value-type="float" office:value="16.884">
            <text:p>16.884</text:p>
          </table:table-cell>
          <table:table-cell office:value-type="float" office:value="26.352">
            <text:p>26.352</text:p>
          </table:table-cell>
          <table:table-cell office:value-type="float" office:value="0">
            <text:p>0</text:p>
          </table:table-cell>
          <table:table-cell office:value-type="float" office:value="14.13">
            <text:p>14.13</text:p>
          </table:table-cell>
          <table:table-cell office:value-type="float" office:value="1.979">
            <text:p>1.979</text:p>
          </table:table-cell>
          <table:table-cell office:value-type="float" office:value="2.003">
            <text:p>2.003</text:p>
          </table:table-cell>
          <table:table-cell office:value-type="float" office:value="1.994">
            <text:p>1.994</text:p>
          </table:table-cell>
          <table:table-cell office:value-type="float" office:value="10.47">
            <text:p>10.47</text:p>
          </table:table-cell>
          <table:table-cell office:value-type="float" office:value="10.16872">
            <text:p>10.16872</text:p>
          </table:table-cell>
        </table:table-row>
      </table:table>
      <table:table table:name="Solar" table:style-name="ta3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3-09-20 04:30</text:p>
          </table:table-cell>
          <table:table-cell table:number-columns-repeated="17"/>
        </table:table-row>
        <table:table-row table:style-name="ro1">
          <table:table-cell office:value-type="string">
            <text:p>Datos Generación Solar</text:p>
          </table:table-cell>
          <table:table-cell table:number-columns-repeated="17"/>
        </table:table-row>
        <table:table-row table:style-name="ro1">
          <table:table-cell office:value-type="string">
            <text:p>Fecha</text:p>
          </table:table-cell>
          <table:table-cell office:value-type="string">
            <text:p>La Jacinta Solar</text:p>
          </table:table-cell>
          <table:table-cell office:value-type="string">
            <text:p>Raditon</text:p>
          </table:table-cell>
          <table:table-cell office:value-type="string">
            <text:p>Alto Cielo</text:p>
          </table:table-cell>
          <table:table-cell office:value-type="string">
            <text:p>Alto Cielo</text:p>
          </table:table-cell>
          <table:table-cell office:value-type="string">
            <text:p>Del Litoral</text:p>
          </table:table-cell>
          <table:table-cell office:value-type="string">
            <text:p> P.F. Casalko</text:p>
          </table:table-cell>
          <table:table-cell office:value-type="string">
            <text:p>El Naranjal</text:p>
          </table:table-cell>
          <table:table-cell office:value-type="string">
            <text:p>P.F. Natelu</text:p>
          </table:table-cell>
          <table:table-cell office:value-type="string">
            <text:p>P.F. Yarnel</text:p>
          </table:table-cell>
          <table:table-cell office:value-type="string">
            <text:p>P.F. Fenima</text:p>
          </table:table-cell>
          <table:table-cell office:value-type="string">
            <text:p>PETILCORAN</text:p>
          </table:table-cell>
          <table:table-cell office:value-type="string">
            <text:p>DICANO</text:p>
          </table:table-cell>
          <table:table-cell office:value-type="string">
            <text:p>Menafra Solar</text:p>
          </table:table-cell>
          <table:table-cell office:value-type="string">
            <text:p>ARAPEY SOLAR</text:p>
          </table:table-cell>
          <table:table-cell office:value-type="string">
            <text:p>TS</text:p>
          </table:table-cell>
          <table:table-cell office:value-type="string">
            <text:p>VINGANO</text:p>
          </table:table-cell>
          <table:table-cell office:value-type="string">
            <text:p>Abril</text:p>
          </table:table-cell>
          <table:table-cell office:value-type="string">
            <text:p>Albisu</text:p>
          </table:table-cell>
        </table:table-row>
        <table:table-row table:style-name="ro1">
          <table:table-cell office:value-type="date" office:date-value="2023-09-20T00:0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1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2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3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4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5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0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1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2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3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4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5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0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1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2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3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935">
            <text:p>0.0249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Térmica" table:style-name="ta4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3-09-20 04:30</text:p>
          </table:table-cell>
          <table:table-cell table:number-columns-repeated="4"/>
        </table:table-row>
        <table:table-row table:style-name="ro1">
          <table:table-cell office:value-type="string">
            <text:p>Datos Generación Térmica</text:p>
          </table:table-cell>
          <table:table-cell table:number-columns-repeated="4"/>
        </table:table-row>
        <table:table-row table:style-name="ro1">
          <table:table-cell office:value-type="string">
            <text:p>Fecha</text:p>
          </table:table-cell>
          <table:table-cell office:value-type="string">
            <text:p>Punta del Tigre</text:p>
          </table:table-cell>
          <table:table-cell office:value-type="string">
            <text:p>CB_Motores</text:p>
          </table:table-cell>
          <table:table-cell office:value-type="string">
            <text:p>CTR La Tablada</text:p>
          </table:table-cell>
          <table:table-cell office:value-type="string">
            <text:p>PTB Ciclo Combinado</text:p>
          </table:table-cell>
          <table:table-cell office:value-type="string">
            <text:p>PTA 7 y 8 (ex APR)</text:p>
          </table:table-cell>
        </table:table-row>
        <table:table-row table:style-name="ro1">
          <table:table-cell office:value-type="date" office:date-value="2023-09-20T00:0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1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2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3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4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5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0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1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2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3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4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5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0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1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2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3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Biomasa" table:style-name="ta5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3-09-20 04:30</text:p>
          </table:table-cell>
          <table:table-cell table:number-columns-repeated="10"/>
        </table:table-row>
        <table:table-row table:style-name="ro1">
          <table:table-cell office:value-type="string">
            <text:p>Datos Generación Biomasa</text:p>
          </table:table-cell>
          <table:table-cell table:number-columns-repeated="10"/>
        </table:table-row>
        <table:table-row table:style-name="ro1">
          <table:table-cell office:value-type="string">
            <text:p>Fecha</text:p>
          </table:table-cell>
          <table:table-cell office:value-type="string">
            <text:p>UPM</text:p>
          </table:table-cell>
          <table:table-cell office:value-type="string">
            <text:p>Montes del Plata</text:p>
          </table:table-cell>
          <table:table-cell office:value-type="string">
            <text:p>Galofer</text:p>
          </table:table-cell>
          <table:table-cell office:value-type="string">
            <text:p>Bioener</text:p>
          </table:table-cell>
          <table:table-cell office:value-type="string">
            <text:p>Fenirol</text:p>
          </table:table-cell>
          <table:table-cell office:value-type="string">
            <text:p>Alur</text:p>
          </table:table-cell>
          <table:table-cell office:value-type="string">
            <text:p>Liderdat</text:p>
          </table:table-cell>
          <table:table-cell office:value-type="string">
            <text:p>Los Piques</text:p>
          </table:table-cell>
          <table:table-cell office:value-type="string">
            <text:p>Ponlar</text:p>
          </table:table-cell>
          <table:table-cell office:value-type="string">
            <text:p>Las Rosas</text:p>
          </table:table-cell>
          <table:table-cell office:value-type="string">
            <text:p>UPM2</text:p>
          </table:table-cell>
        </table:table-row>
        <table:table-row table:style-name="ro1">
          <table:table-cell office:value-type="date" office:date-value="2023-09-20T00:00:00" table:style-name="ce1">
            <text:p>2023-09-20 00</text:p>
          </table:table-cell>
          <table:table-cell office:value-type="float" office:value="12.576">
            <text:p>12.576</text:p>
          </table:table-cell>
          <table:table-cell office:value-type="float" office:value="90.954">
            <text:p>90.95399999999999</text:p>
          </table:table-cell>
          <table:table-cell office:value-type="float" office:value="9.941463">
            <text:p>9.941463000000001</text:p>
          </table:table-cell>
          <table:table-cell office:value-type="float" office:value="5.383">
            <text:p>5.383</text:p>
          </table:table-cell>
          <table:table-cell office:value-type="float" office:value="0">
            <text:p>0</text:p>
          </table:table-cell>
          <table:table-cell office:value-type="float" office:value="4.018">
            <text:p>4.018</text:p>
          </table:table-cell>
          <table:table-cell office:value-type="float" office:value="0">
            <text:p>0</text:p>
          </table:table-cell>
          <table:table-cell office:value-type="float" office:value="1.358951">
            <text:p>1.3589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10:00" table:style-name="ce1">
            <text:p>2023-09-20 00</text:p>
          </table:table-cell>
          <table:table-cell office:value-type="float" office:value="9.48">
            <text:p>9.48</text:p>
          </table:table-cell>
          <table:table-cell office:value-type="float" office:value="91.638">
            <text:p>91.63800000000001</text:p>
          </table:table-cell>
          <table:table-cell office:value-type="float" office:value="10.56803">
            <text:p>10.56803</text:p>
          </table:table-cell>
          <table:table-cell office:value-type="float" office:value="5.383">
            <text:p>5.383</text:p>
          </table:table-cell>
          <table:table-cell office:value-type="float" office:value="0">
            <text:p>0</text:p>
          </table:table-cell>
          <table:table-cell office:value-type="float" office:value="3.39">
            <text:p>3.39</text:p>
          </table:table-cell>
          <table:table-cell office:value-type="float" office:value="0">
            <text:p>0</text:p>
          </table:table-cell>
          <table:table-cell office:value-type="float" office:value="0.829592">
            <text:p>0.8295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20:00" table:style-name="ce1">
            <text:p>2023-09-20 00</text:p>
          </table:table-cell>
          <table:table-cell office:value-type="float" office:value="11.532">
            <text:p>11.532</text:p>
          </table:table-cell>
          <table:table-cell office:value-type="float" office:value="89.604">
            <text:p>89.604</text:p>
          </table:table-cell>
          <table:table-cell office:value-type="float" office:value="10.00043">
            <text:p>10.00043</text:p>
          </table:table-cell>
          <table:table-cell office:value-type="float" office:value="5.397">
            <text:p>5.397</text:p>
          </table:table-cell>
          <table:table-cell office:value-type="float" office:value="0">
            <text:p>0</text:p>
          </table:table-cell>
          <table:table-cell office:value-type="float" office:value="4.037">
            <text:p>4.037</text:p>
          </table:table-cell>
          <table:table-cell office:value-type="float" office:value="0">
            <text:p>0</text:p>
          </table:table-cell>
          <table:table-cell office:value-type="float" office:value="0.829592">
            <text:p>0.8295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30:00" table:style-name="ce1">
            <text:p>2023-09-20 00</text:p>
          </table:table-cell>
          <table:table-cell office:value-type="float" office:value="11.28">
            <text:p>11.28</text:p>
          </table:table-cell>
          <table:table-cell office:value-type="float" office:value="89.19">
            <text:p>89.19</text:p>
          </table:table-cell>
          <table:table-cell office:value-type="float" office:value="10.62423">
            <text:p>10.62423</text:p>
          </table:table-cell>
          <table:table-cell office:value-type="float" office:value="5.397">
            <text:p>5.397</text:p>
          </table:table-cell>
          <table:table-cell office:value-type="float" office:value="0">
            <text:p>0</text:p>
          </table:table-cell>
          <table:table-cell office:value-type="float" office:value="3.855">
            <text:p>3.855</text:p>
          </table:table-cell>
          <table:table-cell office:value-type="float" office:value="0">
            <text:p>0</text:p>
          </table:table-cell>
          <table:table-cell office:value-type="float" office:value="0.829592">
            <text:p>0.8295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40:00" table:style-name="ce1">
            <text:p>2023-09-20 00</text:p>
          </table:table-cell>
          <table:table-cell office:value-type="float" office:value="11.688">
            <text:p>11.688</text:p>
          </table:table-cell>
          <table:table-cell office:value-type="float" office:value="89.91">
            <text:p>89.91</text:p>
          </table:table-cell>
          <table:table-cell office:value-type="float" office:value="10.02292">
            <text:p>10.02292</text:p>
          </table:table-cell>
          <table:table-cell office:value-type="float" office:value="5.099">
            <text:p>5.099</text:p>
          </table:table-cell>
          <table:table-cell office:value-type="float" office:value="0">
            <text:p>0</text:p>
          </table:table-cell>
          <table:table-cell office:value-type="float" office:value="4.195">
            <text:p>4.195</text:p>
          </table:table-cell>
          <table:table-cell office:value-type="float" office:value="0">
            <text:p>0</text:p>
          </table:table-cell>
          <table:table-cell office:value-type="float" office:value="0.829592">
            <text:p>0.8295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50:00" table:style-name="ce1">
            <text:p>2023-09-20 00</text:p>
          </table:table-cell>
          <table:table-cell office:value-type="float" office:value="13.692">
            <text:p>13.692</text:p>
          </table:table-cell>
          <table:table-cell office:value-type="float" office:value="91.35">
            <text:p>91.34999999999999</text:p>
          </table:table-cell>
          <table:table-cell office:value-type="float" office:value="10.01416">
            <text:p>10.01416</text:p>
          </table:table-cell>
          <table:table-cell office:value-type="float" office:value="5.099">
            <text:p>5.099</text:p>
          </table:table-cell>
          <table:table-cell office:value-type="float" office:value="0">
            <text:p>0</text:p>
          </table:table-cell>
          <table:table-cell office:value-type="float" office:value="4.195">
            <text:p>4.195</text:p>
          </table:table-cell>
          <table:table-cell office:value-type="float" office:value="0">
            <text:p>0</text:p>
          </table:table-cell>
          <table:table-cell office:value-type="float" office:value="0.829592">
            <text:p>0.8295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00:00" table:style-name="ce1">
            <text:p>2023-09-20 01</text:p>
          </table:table-cell>
          <table:table-cell office:value-type="float" office:value="14.328">
            <text:p>14.328</text:p>
          </table:table-cell>
          <table:table-cell office:value-type="float" office:value="88.236">
            <text:p>88.236</text:p>
          </table:table-cell>
          <table:table-cell office:value-type="float" office:value="10.01416">
            <text:p>10.01416</text:p>
          </table:table-cell>
          <table:table-cell office:value-type="float" office:value="5.266">
            <text:p>5.266</text:p>
          </table:table-cell>
          <table:table-cell office:value-type="float" office:value="0">
            <text:p>0</text:p>
          </table:table-cell>
          <table:table-cell office:value-type="float" office:value="4.195">
            <text:p>4.195</text:p>
          </table:table-cell>
          <table:table-cell office:value-type="float" office:value="0">
            <text:p>0</text:p>
          </table:table-cell>
          <table:table-cell office:value-type="float" office:value="1.431815">
            <text:p>1.4318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10:00" table:style-name="ce1">
            <text:p>2023-09-20 01</text:p>
          </table:table-cell>
          <table:table-cell office:value-type="float" office:value="13.404">
            <text:p>13.404</text:p>
          </table:table-cell>
          <table:table-cell office:value-type="float" office:value="88.884">
            <text:p>88.884</text:p>
          </table:table-cell>
          <table:table-cell office:value-type="float" office:value="10.01416">
            <text:p>10.01416</text:p>
          </table:table-cell>
          <table:table-cell office:value-type="float" office:value="5.148">
            <text:p>5.148</text:p>
          </table:table-cell>
          <table:table-cell office:value-type="float" office:value="0">
            <text:p>0</text:p>
          </table:table-cell>
          <table:table-cell office:value-type="float" office:value="4.195">
            <text:p>4.195</text:p>
          </table:table-cell>
          <table:table-cell office:value-type="float" office:value="0">
            <text:p>0</text:p>
          </table:table-cell>
          <table:table-cell office:value-type="float" office:value="0.362563">
            <text:p>0.3625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20:00" table:style-name="ce1">
            <text:p>2023-09-20 01</text:p>
          </table:table-cell>
          <table:table-cell office:value-type="float" office:value="11.064">
            <text:p>11.064</text:p>
          </table:table-cell>
          <table:table-cell office:value-type="float" office:value="92.358">
            <text:p>92.358</text:p>
          </table:table-cell>
          <table:table-cell office:value-type="float" office:value="10.61249">
            <text:p>10.61249</text:p>
          </table:table-cell>
          <table:table-cell office:value-type="float" office:value="5.148">
            <text:p>5.148</text:p>
          </table:table-cell>
          <table:table-cell office:value-type="float" office:value="0">
            <text:p>0</text:p>
          </table:table-cell>
          <table:table-cell office:value-type="float" office:value="4.171">
            <text:p>4.171</text:p>
          </table:table-cell>
          <table:table-cell office:value-type="float" office:value="0">
            <text:p>0</text:p>
          </table:table-cell>
          <table:table-cell office:value-type="float" office:value="0.886654">
            <text:p>0.886654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30:00" table:style-name="ce1">
            <text:p>2023-09-20 01</text:p>
          </table:table-cell>
          <table:table-cell office:value-type="float" office:value="11.292">
            <text:p>11.292</text:p>
          </table:table-cell>
          <table:table-cell office:value-type="float" office:value="90.108">
            <text:p>90.108</text:p>
          </table:table-cell>
          <table:table-cell office:value-type="float" office:value="10.00043">
            <text:p>10.00043</text:p>
          </table:table-cell>
          <table:table-cell office:value-type="float" office:value="5.377">
            <text:p>5.377</text:p>
          </table:table-cell>
          <table:table-cell office:value-type="float" office:value="0">
            <text:p>0</text:p>
          </table:table-cell>
          <table:table-cell office:value-type="float" office:value="4.305">
            <text:p>4.305</text:p>
          </table:table-cell>
          <table:table-cell office:value-type="float" office:value="0">
            <text:p>0</text:p>
          </table:table-cell>
          <table:table-cell office:value-type="float" office:value="0.886654">
            <text:p>0.886654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40:00" table:style-name="ce1">
            <text:p>2023-09-20 01</text:p>
          </table:table-cell>
          <table:table-cell office:value-type="float" office:value="15.9">
            <text:p>15.9</text:p>
          </table:table-cell>
          <table:table-cell office:value-type="float" office:value="90.648">
            <text:p>90.648</text:p>
          </table:table-cell>
          <table:table-cell office:value-type="float" office:value="10.00043">
            <text:p>10.00043</text:p>
          </table:table-cell>
          <table:table-cell office:value-type="float" office:value="5.377">
            <text:p>5.377</text:p>
          </table:table-cell>
          <table:table-cell office:value-type="float" office:value="0">
            <text:p>0</text:p>
          </table:table-cell>
          <table:table-cell office:value-type="float" office:value="3.755">
            <text:p>3.755</text:p>
          </table:table-cell>
          <table:table-cell office:value-type="float" office:value="0">
            <text:p>0</text:p>
          </table:table-cell>
          <table:table-cell office:value-type="float" office:value="0.886654">
            <text:p>0.886654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50:00" table:style-name="ce1">
            <text:p>2023-09-20 01</text:p>
          </table:table-cell>
          <table:table-cell office:value-type="float" office:value="15.036">
            <text:p>15.036</text:p>
          </table:table-cell>
          <table:table-cell office:value-type="float" office:value="89.604">
            <text:p>89.604</text:p>
          </table:table-cell>
          <table:table-cell office:value-type="float" office:value="10.00043">
            <text:p>10.00043</text:p>
          </table:table-cell>
          <table:table-cell office:value-type="float" office:value="5.54">
            <text:p>5.54</text:p>
          </table:table-cell>
          <table:table-cell office:value-type="float" office:value="0">
            <text:p>0</text:p>
          </table:table-cell>
          <table:table-cell office:value-type="float" office:value="3.065">
            <text:p>3.065</text:p>
          </table:table-cell>
          <table:table-cell office:value-type="float" office:value="0">
            <text:p>0</text:p>
          </table:table-cell>
          <table:table-cell office:value-type="float" office:value="0.886654">
            <text:p>0.886654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00:00" table:style-name="ce1">
            <text:p>2023-09-20 02</text:p>
          </table:table-cell>
          <table:table-cell office:value-type="float" office:value="13.044">
            <text:p>13.044</text:p>
          </table:table-cell>
          <table:table-cell office:value-type="float" office:value="91.134">
            <text:p>91.134</text:p>
          </table:table-cell>
          <table:table-cell office:value-type="float" office:value="10.00043">
            <text:p>10.00043</text:p>
          </table:table-cell>
          <table:table-cell office:value-type="float" office:value="5.175">
            <text:p>5.1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886654">
            <text:p>0.886654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10:00" table:style-name="ce1">
            <text:p>2023-09-20 02</text:p>
          </table:table-cell>
          <table:table-cell office:value-type="float" office:value="13.716">
            <text:p>13.716</text:p>
          </table:table-cell>
          <table:table-cell office:value-type="float" office:value="93.474">
            <text:p>93.474</text:p>
          </table:table-cell>
          <table:table-cell office:value-type="float" office:value="10.5484">
            <text:p>10.5484</text:p>
          </table:table-cell>
          <table:table-cell office:value-type="float" office:value="5.175">
            <text:p>5.175</text:p>
          </table:table-cell>
          <table:table-cell office:value-type="float" office:value="0">
            <text:p>0</text:p>
          </table:table-cell>
          <table:table-cell office:value-type="float" office:value="4.239">
            <text:p>4.239</text:p>
          </table:table-cell>
          <table:table-cell office:value-type="float" office:value="0">
            <text:p>0</text:p>
          </table:table-cell>
          <table:table-cell office:value-type="float" office:value="0.359929">
            <text:p>0.3599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20:00" table:style-name="ce1">
            <text:p>2023-09-20 02</text:p>
          </table:table-cell>
          <table:table-cell office:value-type="float" office:value="14.448">
            <text:p>14.448</text:p>
          </table:table-cell>
          <table:table-cell office:value-type="float" office:value="89.622">
            <text:p>89.622</text:p>
          </table:table-cell>
          <table:table-cell office:value-type="float" office:value="10.5484">
            <text:p>10.5484</text:p>
          </table:table-cell>
          <table:table-cell office:value-type="float" office:value="5.245">
            <text:p>5.245</text:p>
          </table:table-cell>
          <table:table-cell office:value-type="float" office:value="0">
            <text:p>0</text:p>
          </table:table-cell>
          <table:table-cell office:value-type="float" office:value="4.239">
            <text:p>4.239</text:p>
          </table:table-cell>
          <table:table-cell office:value-type="float" office:value="0">
            <text:p>0</text:p>
          </table:table-cell>
          <table:table-cell office:value-type="float" office:value="0.882265">
            <text:p>0.8822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30:00" table:style-name="ce1">
            <text:p>2023-09-20 02</text:p>
          </table:table-cell>
          <table:table-cell office:value-type="float" office:value="10.908">
            <text:p>10.908</text:p>
          </table:table-cell>
          <table:table-cell office:value-type="float" office:value="92.826">
            <text:p>92.82599999999999</text:p>
          </table:table-cell>
          <table:table-cell office:value-type="float" office:value="10.5484">
            <text:p>10.5484</text:p>
          </table:table-cell>
          <table:table-cell office:value-type="float" office:value="5.072">
            <text:p>5.072</text:p>
          </table:table-cell>
          <table:table-cell office:value-type="float" office:value="0">
            <text:p>0</text:p>
          </table:table-cell>
          <table:table-cell office:value-type="float" office:value="4.239">
            <text:p>4.239</text:p>
          </table:table-cell>
          <table:table-cell office:value-type="float" office:value="0">
            <text:p>0</text:p>
          </table:table-cell>
          <table:table-cell office:value-type="float" office:value="1.434449">
            <text:p>1.4344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Intercambios." table:style-name="ta6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3-09-20 04:30</text:p>
          </table:table-cell>
          <table:table-cell table:number-columns-repeated="5"/>
        </table:table-row>
        <table:table-row table:style-name="ro1">
          <table:table-cell office:value-type="string">
            <text:p>Datos Intercambios.</text:p>
          </table:table-cell>
          <table:table-cell table:number-columns-repeated="5"/>
        </table:table-row>
        <table:table-row table:style-name="ro1">
          <table:table-cell office:value-type="string">
            <text:p>Fecha</text:p>
          </table:table-cell>
          <table:table-cell office:value-type="string">
            <text:p>Exp_Intercon_BR_MELO</text:p>
          </table:table-cell>
          <table:table-cell office:value-type="string">
            <text:p>Exp_Intercon_BR_RIVERA</text:p>
          </table:table-cell>
          <table:table-cell office:value-type="string">
            <text:p>Exp_Intercon_ARG</text:p>
          </table:table-cell>
          <table:table-cell office:value-type="string">
            <text:p>Imp_Intercon_BR_MELO</text:p>
          </table:table-cell>
          <table:table-cell office:value-type="string">
            <text:p>Imp_Intercon_BR_RIVERA</text:p>
          </table:table-cell>
          <table:table-cell office:value-type="string">
            <text:p>Imp_Intercon_AG_Imp</text:p>
          </table:table-cell>
        </table:table-row>
        <table:table-row table:style-name="ro1">
          <table:table-cell office:value-type="date" office:date-value="2023-09-20T00:0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1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2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3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4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0:50:00" table:style-name="ce1">
            <text:p>2023-09-20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0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1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2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3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4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1:50:00" table:style-name="ce1">
            <text:p>2023-09-20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0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1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2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3-09-20T02:30:00" table:style-name="ce1">
            <text:p>2023-09-20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draw="urn:oasis:names:tc:opendocument:xmlns:drawing:1.0" xmlns:v="urn:schemas-microsoft-com:vml">
  <office:font-face-decls>
    <style:font-face style:name="Arial" svg:font-family="Arial"/>
  </office:font-face-decls>
  <office:styles>
    <style:style style:name="Default" style:family="table-cell">
      <style:text-properties style:font-name="Arial" fo:font-size="10.0pt"/>
    </style:style>
  </office:styles>
  <office:automatic-styles>
    <style:page-layout style:name="Mpm1">
      <style:page-layout-properties fo:margin-top="1.25cm" fo:margin-bottom="1.25cm" fo:margin-left="1.905cm" fo:margin-right="1.90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  <style:page-layout style:name="Mpm3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4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5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6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7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8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PageStyle_5f_GPF" style:display-name="PageStyle_GPF" style:page-layout-name="Mpm3">
      <style:header style:display="false"/>
      <style:footer style:display="false"/>
    </style:master-page>
    <style:master-page style:name="PageStyle_5f_Eólica" style:display-name="PageStyle_Eólica" style:page-layout-name="Mpm4">
      <style:header style:display="false"/>
      <style:footer style:display="false"/>
    </style:master-page>
    <style:master-page style:name="PageStyle_5f_Solar" style:display-name="PageStyle_Solar" style:page-layout-name="Mpm5">
      <style:header style:display="false"/>
      <style:footer style:display="false"/>
    </style:master-page>
    <style:master-page style:name="PageStyle_5f_Térmica" style:display-name="PageStyle_Térmica" style:page-layout-name="Mpm6">
      <style:header style:display="false"/>
      <style:footer style:display="false"/>
    </style:master-page>
    <style:master-page style:name="PageStyle_5f_Biomasa" style:display-name="PageStyle_Biomasa" style:page-layout-name="Mpm7">
      <style:header style:display="false"/>
      <style:footer style:display="false"/>
    </style:master-page>
    <style:master-page style:name="PageStyle_5f_Intercambios." style:display-name="PageStyle_Intercambios." style:page-layout-name="Mpm8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FPSpreadsheet Library</meta:generator>
    <meta:document-statistic/>
  </office:meta>
</office:document-meta>
</file>